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1.535cm" svg:height="12.113cm" svg:x="11.473cm" svg:y="1.199cm">
            <draw:object draw:notify-on-update-of-ranges="Feuille1.A2:Feuille1.A108 Feuille1.B1:Feuille1.B1 Feuille1.B2:Feuille1.B108 Feuille1.A2:Feuille1.A108 Feuille1.C1:Feuille1.C1 Feuille1.C2:Feuille1.C108 Feuille1.A2:Feuille1.A108 Feuille1.E1:Feuille1.E1 Feuille1.E2:Feuille1.E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edPas souhaité</text:p>
          </table:table-cell>
          <table:table-cell office:value-type="string" calcext:value-type="string">
            <text:p>redPasLin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redPasModele</text:p>
          </table:table-cell>
          <table:table-cell office:value-type="string" calcext:value-type="string">
            <text:p>nTop</text:p>
          </table:table-cell>
          <table:table-cell office:value-type="string" calcext:value-type="string">
            <text:p>a</text:p>
          </table:table-cell>
          <table:table-cell office:value-type="float" office:value="0.00185" calcext:value-type="float">
            <text:p>0,00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25" calcext:value-type="float">
            <text:p>0,0625</text:p>
          </table:table-cell>
          <table:table-cell table:formula="of:=[.H$1]*[.A2]+[.H$2]" office:value-type="float" office:value="0.07625" calcext:value-type="float">
            <text:p>0,07625</text:p>
          </table:table-cell>
          <table:table-cell table:formula="of:=ROUNDUP(LOG(1/[.C2];2))" office:value-type="float" office:value="4" calcext:value-type="float">
            <text:p>4</text:p>
          </table:table-cell>
          <table:table-cell table:formula="of:=1/POWER(2;[.D2])" office:value-type="float" office:value="0.0625" calcext:value-type="float">
            <text:p>0,0625</text:p>
          </table:table-cell>
          <table:table-cell table:formula="of:=ROUND([.E2]*80000/[.A2])"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25" calcext:value-type="float">
            <text:p>0,0625</text:p>
          </table:table-cell>
          <table:table-cell table:formula="of:=[.H$1]*[.A3]+[.H$2]" office:value-type="float" office:value="0.0781" calcext:value-type="float">
            <text:p>0,0781</text:p>
          </table:table-cell>
          <table:table-cell table:formula="of:=ROUNDUP(LOG(1/[.C3];2))" office:value-type="float" office:value="4" calcext:value-type="float">
            <text:p>4</text:p>
          </table:table-cell>
          <table:table-cell table:formula="of:=1/POWER(2;[.D3])" office:value-type="float" office:value="0.0625" calcext:value-type="float">
            <text:p>0,0625</text:p>
          </table:table-cell>
          <table:table-cell table:formula="of:=ROUND([.E3]*80000/[.A3]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25" calcext:value-type="float">
            <text:p>0,0625</text:p>
          </table:table-cell>
          <table:table-cell table:formula="of:=[.H$1]*[.A4]+[.H$2]" office:value-type="float" office:value="0.07995" calcext:value-type="float">
            <text:p>0,07995</text:p>
          </table:table-cell>
          <table:table-cell table:formula="of:=ROUNDUP(LOG(1/[.C4];2))" office:value-type="float" office:value="4" calcext:value-type="float">
            <text:p>4</text:p>
          </table:table-cell>
          <table:table-cell table:formula="of:=1/POWER(2;[.D4])" office:value-type="float" office:value="0.0625" calcext:value-type="float">
            <text:p>0,0625</text:p>
          </table:table-cell>
          <table:table-cell table:formula="of:=ROUND([.E4]*80000/[.A4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25" calcext:value-type="float">
            <text:p>0,0625</text:p>
          </table:table-cell>
          <table:table-cell table:formula="of:=[.H$1]*[.A5]+[.H$2]" office:value-type="float" office:value="0.0818" calcext:value-type="float">
            <text:p>0,0818</text:p>
          </table:table-cell>
          <table:table-cell table:formula="of:=ROUNDUP(LOG(1/[.C5];2))" office:value-type="float" office:value="4" calcext:value-type="float">
            <text:p>4</text:p>
          </table:table-cell>
          <table:table-cell table:formula="of:=1/POWER(2;[.D5])" office:value-type="float" office:value="0.0625" calcext:value-type="float">
            <text:p>0,0625</text:p>
          </table:table-cell>
          <table:table-cell table:formula="of:=ROUND([.E5]*80000/[.A5])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25" calcext:value-type="float">
            <text:p>0,0625</text:p>
          </table:table-cell>
          <table:table-cell table:formula="of:=[.H$1]*[.A6]+[.H$2]" office:value-type="float" office:value="0.08365" calcext:value-type="float">
            <text:p>0,08365</text:p>
          </table:table-cell>
          <table:table-cell table:formula="of:=ROUNDUP(LOG(1/[.C6];2))" office:value-type="float" office:value="4" calcext:value-type="float">
            <text:p>4</text:p>
          </table:table-cell>
          <table:table-cell table:formula="of:=1/POWER(2;[.D6])" office:value-type="float" office:value="0.0625" calcext:value-type="float">
            <text:p>0,0625</text:p>
          </table:table-cell>
          <table:table-cell table:formula="of:=ROUND([.E6]*80000/[.A6]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25" calcext:value-type="float">
            <text:p>0,0625</text:p>
          </table:table-cell>
          <table:table-cell table:formula="of:=[.H$1]*[.A7]+[.H$2]" office:value-type="float" office:value="0.0855" calcext:value-type="float">
            <text:p>0,0855</text:p>
          </table:table-cell>
          <table:table-cell table:formula="of:=ROUNDUP(LOG(1/[.C7];2))" office:value-type="float" office:value="4" calcext:value-type="float">
            <text:p>4</text:p>
          </table:table-cell>
          <table:table-cell table:formula="of:=1/POWER(2;[.D7])" office:value-type="float" office:value="0.0625" calcext:value-type="float">
            <text:p>0,0625</text:p>
          </table:table-cell>
          <table:table-cell table:formula="of:=ROUND([.E7]*80000/[.A7])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25" calcext:value-type="float">
            <text:p>0,0625</text:p>
          </table:table-cell>
          <table:table-cell table:formula="of:=[.H$1]*[.A8]+[.H$2]" office:value-type="float" office:value="0.08735" calcext:value-type="float">
            <text:p>0,08735</text:p>
          </table:table-cell>
          <table:table-cell table:formula="of:=ROUNDUP(LOG(1/[.C8];2))" office:value-type="float" office:value="4" calcext:value-type="float">
            <text:p>4</text:p>
          </table:table-cell>
          <table:table-cell table:formula="of:=1/POWER(2;[.D8])" office:value-type="float" office:value="0.0625" calcext:value-type="float">
            <text:p>0,0625</text:p>
          </table:table-cell>
          <table:table-cell table:formula="of:=ROUND([.E8]*80000/[.A8]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,0625</text:p>
          </table:table-cell>
          <table:table-cell table:formula="of:=[.H$1]*[.A9]+[.H$2]" office:value-type="float" office:value="0.0892" calcext:value-type="float">
            <text:p>0,0892</text:p>
          </table:table-cell>
          <table:table-cell table:formula="of:=ROUNDUP(LOG(1/[.C9];2))" office:value-type="float" office:value="4" calcext:value-type="float">
            <text:p>4</text:p>
          </table:table-cell>
          <table:table-cell table:formula="of:=1/POWER(2;[.D9])" office:value-type="float" office:value="0.0625" calcext:value-type="float">
            <text:p>0,0625</text:p>
          </table:table-cell>
          <table:table-cell table:formula="of:=ROUND([.E9]*80000/[.A9]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25" calcext:value-type="float">
            <text:p>0,0625</text:p>
          </table:table-cell>
          <table:table-cell table:formula="of:=[.H$1]*[.A10]+[.H$2]" office:value-type="float" office:value="0.09105" calcext:value-type="float">
            <text:p>0,09105</text:p>
          </table:table-cell>
          <table:table-cell table:formula="of:=ROUNDUP(LOG(1/[.C10];2))" office:value-type="float" office:value="4" calcext:value-type="float">
            <text:p>4</text:p>
          </table:table-cell>
          <table:table-cell table:formula="of:=1/POWER(2;[.D10])" office:value-type="float" office:value="0.0625" calcext:value-type="float">
            <text:p>0,0625</text:p>
          </table:table-cell>
          <table:table-cell table:formula="of:=ROUND([.E10]*80000/[.A10])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25" calcext:value-type="float">
            <text:p>0,0625</text:p>
          </table:table-cell>
          <table:table-cell table:formula="of:=[.H$1]*[.A11]+[.H$2]" office:value-type="float" office:value="0.0929" calcext:value-type="float">
            <text:p>0,0929</text:p>
          </table:table-cell>
          <table:table-cell table:formula="of:=ROUNDUP(LOG(1/[.C11];2))" office:value-type="float" office:value="4" calcext:value-type="float">
            <text:p>4</text:p>
          </table:table-cell>
          <table:table-cell table:formula="of:=1/POWER(2;[.D11])" office:value-type="float" office:value="0.0625" calcext:value-type="float">
            <text:p>0,0625</text:p>
          </table:table-cell>
          <table:table-cell table:formula="of:=ROUND([.E11]*80000/[.A11])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25" calcext:value-type="float">
            <text:p>0,0625</text:p>
          </table:table-cell>
          <table:table-cell table:formula="of:=[.H$1]*[.A12]+[.H$2]" office:value-type="float" office:value="0.09475" calcext:value-type="float">
            <text:p>0,09475</text:p>
          </table:table-cell>
          <table:table-cell table:formula="of:=ROUNDUP(LOG(1/[.C12];2))" office:value-type="float" office:value="4" calcext:value-type="float">
            <text:p>4</text:p>
          </table:table-cell>
          <table:table-cell table:formula="of:=1/POWER(2;[.D12])" office:value-type="float" office:value="0.0625" calcext:value-type="float">
            <text:p>0,0625</text:p>
          </table:table-cell>
          <table:table-cell table:formula="of:=ROUND([.E12]*80000/[.A12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5" calcext:value-type="float">
            <text:p>0,0625</text:p>
          </table:table-cell>
          <table:table-cell table:formula="of:=[.H$1]*[.A13]+[.H$2]" office:value-type="float" office:value="0.0966" calcext:value-type="float">
            <text:p>0,0966</text:p>
          </table:table-cell>
          <table:table-cell table:formula="of:=ROUNDUP(LOG(1/[.C13];2))" office:value-type="float" office:value="4" calcext:value-type="float">
            <text:p>4</text:p>
          </table:table-cell>
          <table:table-cell table:formula="of:=1/POWER(2;[.D13])" office:value-type="float" office:value="0.0625" calcext:value-type="float">
            <text:p>0,0625</text:p>
          </table:table-cell>
          <table:table-cell table:formula="of:=ROUND([.E13]*80000/[.A13])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25" calcext:value-type="float">
            <text:p>0,0625</text:p>
          </table:table-cell>
          <table:table-cell table:formula="of:=[.H$1]*[.A14]+[.H$2]" office:value-type="float" office:value="0.09845" calcext:value-type="float">
            <text:p>0,09845</text:p>
          </table:table-cell>
          <table:table-cell table:formula="of:=ROUNDUP(LOG(1/[.C14];2))" office:value-type="float" office:value="4" calcext:value-type="float">
            <text:p>4</text:p>
          </table:table-cell>
          <table:table-cell table:formula="of:=1/POWER(2;[.D14])" office:value-type="float" office:value="0.0625" calcext:value-type="float">
            <text:p>0,0625</text:p>
          </table:table-cell>
          <table:table-cell table:formula="of:=ROUND([.E14]*80000/[.A14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25" calcext:value-type="float">
            <text:p>0,0625</text:p>
          </table:table-cell>
          <table:table-cell table:formula="of:=[.H$1]*[.A15]+[.H$2]" office:value-type="float" office:value="0.1003" calcext:value-type="float">
            <text:p>0,1003</text:p>
          </table:table-cell>
          <table:table-cell table:formula="of:=ROUNDUP(LOG(1/[.C15];2))" office:value-type="float" office:value="4" calcext:value-type="float">
            <text:p>4</text:p>
          </table:table-cell>
          <table:table-cell table:formula="of:=1/POWER(2;[.D15])" office:value-type="float" office:value="0.0625" calcext:value-type="float">
            <text:p>0,0625</text:p>
          </table:table-cell>
          <table:table-cell table:formula="of:=ROUND([.E15]*80000/[.A15]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25" calcext:value-type="float">
            <text:p>0,0625</text:p>
          </table:table-cell>
          <table:table-cell table:formula="of:=[.H$1]*[.A16]+[.H$2]" office:value-type="float" office:value="0.10215" calcext:value-type="float">
            <text:p>0,10215</text:p>
          </table:table-cell>
          <table:table-cell table:formula="of:=ROUNDUP(LOG(1/[.C16];2))" office:value-type="float" office:value="4" calcext:value-type="float">
            <text:p>4</text:p>
          </table:table-cell>
          <table:table-cell table:formula="of:=1/POWER(2;[.D16])" office:value-type="float" office:value="0.0625" calcext:value-type="float">
            <text:p>0,0625</text:p>
          </table:table-cell>
          <table:table-cell table:formula="of:=ROUND([.E16]*80000/[.A16]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25" calcext:value-type="float">
            <text:p>0,0625</text:p>
          </table:table-cell>
          <table:table-cell table:formula="of:=[.H$1]*[.A17]+[.H$2]" office:value-type="float" office:value="0.104" calcext:value-type="float">
            <text:p>0,104</text:p>
          </table:table-cell>
          <table:table-cell table:formula="of:=ROUNDUP(LOG(1/[.C17];2))" office:value-type="float" office:value="4" calcext:value-type="float">
            <text:p>4</text:p>
          </table:table-cell>
          <table:table-cell table:formula="of:=1/POWER(2;[.D17])" office:value-type="float" office:value="0.0625" calcext:value-type="float">
            <text:p>0,0625</text:p>
          </table:table-cell>
          <table:table-cell table:formula="of:=ROUND([.E17]*80000/[.A17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25" calcext:value-type="float">
            <text:p>0,0625</text:p>
          </table:table-cell>
          <table:table-cell table:formula="of:=[.H$1]*[.A18]+[.H$2]" office:value-type="float" office:value="0.10585" calcext:value-type="float">
            <text:p>0,10585</text:p>
          </table:table-cell>
          <table:table-cell table:formula="of:=ROUNDUP(LOG(1/[.C18];2))" office:value-type="float" office:value="4" calcext:value-type="float">
            <text:p>4</text:p>
          </table:table-cell>
          <table:table-cell table:formula="of:=1/POWER(2;[.D18])" office:value-type="float" office:value="0.0625" calcext:value-type="float">
            <text:p>0,0625</text:p>
          </table:table-cell>
          <table:table-cell table:formula="of:=ROUND([.E18]*80000/[.A18]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25" calcext:value-type="float">
            <text:p>0,0625</text:p>
          </table:table-cell>
          <table:table-cell table:formula="of:=[.H$1]*[.A19]+[.H$2]" office:value-type="float" office:value="0.1077" calcext:value-type="float">
            <text:p>0,1077</text:p>
          </table:table-cell>
          <table:table-cell table:formula="of:=ROUNDUP(LOG(1/[.C19];2))" office:value-type="float" office:value="4" calcext:value-type="float">
            <text:p>4</text:p>
          </table:table-cell>
          <table:table-cell table:formula="of:=1/POWER(2;[.D19])" office:value-type="float" office:value="0.0625" calcext:value-type="float">
            <text:p>0,0625</text:p>
          </table:table-cell>
          <table:table-cell table:formula="of:=ROUND([.E19]*80000/[.A19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25" calcext:value-type="float">
            <text:p>0,0625</text:p>
          </table:table-cell>
          <table:table-cell table:formula="of:=[.H$1]*[.A20]+[.H$2]" office:value-type="float" office:value="0.10955" calcext:value-type="float">
            <text:p>0,10955</text:p>
          </table:table-cell>
          <table:table-cell table:formula="of:=ROUNDUP(LOG(1/[.C20];2))" office:value-type="float" office:value="4" calcext:value-type="float">
            <text:p>4</text:p>
          </table:table-cell>
          <table:table-cell table:formula="of:=1/POWER(2;[.D20])" office:value-type="float" office:value="0.0625" calcext:value-type="float">
            <text:p>0,0625</text:p>
          </table:table-cell>
          <table:table-cell table:formula="of:=ROUND([.E20]*80000/[.A20]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25" calcext:value-type="float">
            <text:p>0,0625</text:p>
          </table:table-cell>
          <table:table-cell table:formula="of:=[.H$1]*[.A21]+[.H$2]" office:value-type="float" office:value="0.1114" calcext:value-type="float">
            <text:p>0,1114</text:p>
          </table:table-cell>
          <table:table-cell table:formula="of:=ROUNDUP(LOG(1/[.C21];2))" office:value-type="float" office:value="4" calcext:value-type="float">
            <text:p>4</text:p>
          </table:table-cell>
          <table:table-cell table:formula="of:=1/POWER(2;[.D21])" office:value-type="float" office:value="0.0625" calcext:value-type="float">
            <text:p>0,0625</text:p>
          </table:table-cell>
          <table:table-cell table:formula="of:=ROUND([.E21]*80000/[.A21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25" calcext:value-type="float">
            <text:p>0,0625</text:p>
          </table:table-cell>
          <table:table-cell table:formula="of:=[.H$1]*[.A22]+[.H$2]" office:value-type="float" office:value="0.11325" calcext:value-type="float">
            <text:p>0,11325</text:p>
          </table:table-cell>
          <table:table-cell table:formula="of:=ROUNDUP(LOG(1/[.C22];2))" office:value-type="float" office:value="4" calcext:value-type="float">
            <text:p>4</text:p>
          </table:table-cell>
          <table:table-cell table:formula="of:=1/POWER(2;[.D22])" office:value-type="float" office:value="0.0625" calcext:value-type="float">
            <text:p>0,0625</text:p>
          </table:table-cell>
          <table:table-cell table:formula="of:=ROUND([.E22]*80000/[.A22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25" calcext:value-type="float">
            <text:p>0,0625</text:p>
          </table:table-cell>
          <table:table-cell table:formula="of:=[.H$1]*[.A23]+[.H$2]" office:value-type="float" office:value="0.1151" calcext:value-type="float">
            <text:p>0,1151</text:p>
          </table:table-cell>
          <table:table-cell table:formula="of:=ROUNDUP(LOG(1/[.C23];2))" office:value-type="float" office:value="4" calcext:value-type="float">
            <text:p>4</text:p>
          </table:table-cell>
          <table:table-cell table:formula="of:=1/POWER(2;[.D23])" office:value-type="float" office:value="0.0625" calcext:value-type="float">
            <text:p>0,0625</text:p>
          </table:table-cell>
          <table:table-cell table:formula="of:=ROUND([.E23]*80000/[.A23]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25" calcext:value-type="float">
            <text:p>0,0625</text:p>
          </table:table-cell>
          <table:table-cell table:formula="of:=[.H$1]*[.A24]+[.H$2]" office:value-type="float" office:value="0.11695" calcext:value-type="float">
            <text:p>0,11695</text:p>
          </table:table-cell>
          <table:table-cell table:formula="of:=ROUNDUP(LOG(1/[.C24];2))" office:value-type="float" office:value="4" calcext:value-type="float">
            <text:p>4</text:p>
          </table:table-cell>
          <table:table-cell table:formula="of:=1/POWER(2;[.D24])" office:value-type="float" office:value="0.0625" calcext:value-type="float">
            <text:p>0,0625</text:p>
          </table:table-cell>
          <table:table-cell table:formula="of:=ROUND([.E24]*80000/[.A24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5" calcext:value-type="float">
            <text:p>0,0625</text:p>
          </table:table-cell>
          <table:table-cell table:formula="of:=[.H$1]*[.A25]+[.H$2]" office:value-type="float" office:value="0.1188" calcext:value-type="float">
            <text:p>0,1188</text:p>
          </table:table-cell>
          <table:table-cell table:formula="of:=ROUNDUP(LOG(1/[.C25];2))" office:value-type="float" office:value="4" calcext:value-type="float">
            <text:p>4</text:p>
          </table:table-cell>
          <table:table-cell table:formula="of:=1/POWER(2;[.D25])" office:value-type="float" office:value="0.0625" calcext:value-type="float">
            <text:p>0,0625</text:p>
          </table:table-cell>
          <table:table-cell table:formula="of:=ROUND([.E25]*80000/[.A25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25" calcext:value-type="float">
            <text:p>0,0625</text:p>
          </table:table-cell>
          <table:table-cell table:formula="of:=[.H$1]*[.A26]+[.H$2]" office:value-type="float" office:value="0.12065" calcext:value-type="float">
            <text:p>0,12065</text:p>
          </table:table-cell>
          <table:table-cell table:formula="of:=ROUNDUP(LOG(1/[.C26];2))" office:value-type="float" office:value="4" calcext:value-type="float">
            <text:p>4</text:p>
          </table:table-cell>
          <table:table-cell table:formula="of:=1/POWER(2;[.D26])" office:value-type="float" office:value="0.0625" calcext:value-type="float">
            <text:p>0,0625</text:p>
          </table:table-cell>
          <table:table-cell table:formula="of:=ROUND([.E26]*80000/[.A26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25" calcext:value-type="float">
            <text:p>0,0625</text:p>
          </table:table-cell>
          <table:table-cell table:formula="of:=[.H$1]*[.A27]+[.H$2]" office:value-type="float" office:value="0.1225" calcext:value-type="float">
            <text:p>0,1225</text:p>
          </table:table-cell>
          <table:table-cell table:formula="of:=ROUNDUP(LOG(1/[.C27];2))" office:value-type="float" office:value="4" calcext:value-type="float">
            <text:p>4</text:p>
          </table:table-cell>
          <table:table-cell table:formula="of:=1/POWER(2;[.D27])" office:value-type="float" office:value="0.0625" calcext:value-type="float">
            <text:p>0,0625</text:p>
          </table:table-cell>
          <table:table-cell table:formula="of:=ROUND([.E27]*80000/[.A2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5" calcext:value-type="float">
            <text:p>0,125</text:p>
          </table:table-cell>
          <table:table-cell table:formula="of:=[.H$1]*[.A28]+[.H$2]" office:value-type="float" office:value="0.12435" calcext:value-type="float">
            <text:p>0,12435</text:p>
          </table:table-cell>
          <table:table-cell table:formula="of:=ROUNDUP(LOG(1/[.C28];2))" office:value-type="float" office:value="4" calcext:value-type="float">
            <text:p>4</text:p>
          </table:table-cell>
          <table:table-cell table:formula="of:=1/POWER(2;[.D28])" office:value-type="float" office:value="0.0625" calcext:value-type="float">
            <text:p>0,0625</text:p>
          </table:table-cell>
          <table:table-cell table:formula="of:=ROUND([.E28]*80000/[.A28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5" calcext:value-type="float">
            <text:p>0,125</text:p>
          </table:table-cell>
          <table:table-cell table:formula="of:=[.H$1]*[.A29]+[.H$2]" office:value-type="float" office:value="0.1262" calcext:value-type="float">
            <text:p>0,1262</text:p>
          </table:table-cell>
          <table:table-cell table:formula="of:=ROUNDUP(LOG(1/[.C29];2))" office:value-type="float" office:value="3" calcext:value-type="float">
            <text:p>3</text:p>
          </table:table-cell>
          <table:table-cell table:formula="of:=1/POWER(2;[.D29])" office:value-type="float" office:value="0.125" calcext:value-type="float">
            <text:p>0,125</text:p>
          </table:table-cell>
          <table:table-cell table:formula="of:=ROUND([.E29]*80000/[.A29]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5" calcext:value-type="float">
            <text:p>0,125</text:p>
          </table:table-cell>
          <table:table-cell table:formula="of:=[.H$1]*[.A30]+[.H$2]" office:value-type="float" office:value="0.12805" calcext:value-type="float">
            <text:p>0,12805</text:p>
          </table:table-cell>
          <table:table-cell table:formula="of:=ROUNDUP(LOG(1/[.C30];2))" office:value-type="float" office:value="3" calcext:value-type="float">
            <text:p>3</text:p>
          </table:table-cell>
          <table:table-cell table:formula="of:=1/POWER(2;[.D30])" office:value-type="float" office:value="0.125" calcext:value-type="float">
            <text:p>0,125</text:p>
          </table:table-cell>
          <table:table-cell table:formula="of:=ROUND([.E30]*80000/[.A30])"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5" calcext:value-type="float">
            <text:p>0,125</text:p>
          </table:table-cell>
          <table:table-cell table:formula="of:=[.H$1]*[.A31]+[.H$2]" office:value-type="float" office:value="0.1299" calcext:value-type="float">
            <text:p>0,1299</text:p>
          </table:table-cell>
          <table:table-cell table:formula="of:=ROUNDUP(LOG(1/[.C31];2))" office:value-type="float" office:value="3" calcext:value-type="float">
            <text:p>3</text:p>
          </table:table-cell>
          <table:table-cell table:formula="of:=1/POWER(2;[.D31])" office:value-type="float" office:value="0.125" calcext:value-type="float">
            <text:p>0,125</text:p>
          </table:table-cell>
          <table:table-cell table:formula="of:=ROUND([.E31]*80000/[.A31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5" calcext:value-type="float">
            <text:p>0,125</text:p>
          </table:table-cell>
          <table:table-cell table:formula="of:=[.H$1]*[.A32]+[.H$2]" office:value-type="float" office:value="0.13175" calcext:value-type="float">
            <text:p>0,13175</text:p>
          </table:table-cell>
          <table:table-cell table:formula="of:=ROUNDUP(LOG(1/[.C32];2))" office:value-type="float" office:value="3" calcext:value-type="float">
            <text:p>3</text:p>
          </table:table-cell>
          <table:table-cell table:formula="of:=1/POWER(2;[.D32])" office:value-type="float" office:value="0.125" calcext:value-type="float">
            <text:p>0,125</text:p>
          </table:table-cell>
          <table:table-cell table:formula="of:=ROUND([.E32]*80000/[.A32])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,125</text:p>
          </table:table-cell>
          <table:table-cell table:formula="of:=[.H$1]*[.A33]+[.H$2]" office:value-type="float" office:value="0.1336" calcext:value-type="float">
            <text:p>0,1336</text:p>
          </table:table-cell>
          <table:table-cell table:formula="of:=ROUNDUP(LOG(1/[.C33];2))" office:value-type="float" office:value="3" calcext:value-type="float">
            <text:p>3</text:p>
          </table:table-cell>
          <table:table-cell table:formula="of:=1/POWER(2;[.D33])" office:value-type="float" office:value="0.125" calcext:value-type="float">
            <text:p>0,125</text:p>
          </table:table-cell>
          <table:table-cell table:formula="of:=ROUND([.E33]*80000/[.A33])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5" calcext:value-type="float">
            <text:p>0,125</text:p>
          </table:table-cell>
          <table:table-cell table:formula="of:=[.H$1]*[.A34]+[.H$2]" office:value-type="float" office:value="0.13545" calcext:value-type="float">
            <text:p>0,13545</text:p>
          </table:table-cell>
          <table:table-cell table:formula="of:=ROUNDUP(LOG(1/[.C34];2))" office:value-type="float" office:value="3" calcext:value-type="float">
            <text:p>3</text:p>
          </table:table-cell>
          <table:table-cell table:formula="of:=1/POWER(2;[.D34])" office:value-type="float" office:value="0.125" calcext:value-type="float">
            <text:p>0,125</text:p>
          </table:table-cell>
          <table:table-cell table:formula="of:=ROUND([.E34]*80000/[.A34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5" calcext:value-type="float">
            <text:p>0,125</text:p>
          </table:table-cell>
          <table:table-cell table:formula="of:=[.H$1]*[.A35]+[.H$2]" office:value-type="float" office:value="0.1373" calcext:value-type="float">
            <text:p>0,1373</text:p>
          </table:table-cell>
          <table:table-cell table:formula="of:=ROUNDUP(LOG(1/[.C35];2))" office:value-type="float" office:value="3" calcext:value-type="float">
            <text:p>3</text:p>
          </table:table-cell>
          <table:table-cell table:formula="of:=1/POWER(2;[.D35])" office:value-type="float" office:value="0.125" calcext:value-type="float">
            <text:p>0,125</text:p>
          </table:table-cell>
          <table:table-cell table:formula="of:=ROUND([.E35]*80000/[.A35]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5" calcext:value-type="float">
            <text:p>0,125</text:p>
          </table:table-cell>
          <table:table-cell table:formula="of:=[.H$1]*[.A36]+[.H$2]" office:value-type="float" office:value="0.13915" calcext:value-type="float">
            <text:p>0,13915</text:p>
          </table:table-cell>
          <table:table-cell table:formula="of:=ROUNDUP(LOG(1/[.C36];2))" office:value-type="float" office:value="3" calcext:value-type="float">
            <text:p>3</text:p>
          </table:table-cell>
          <table:table-cell table:formula="of:=1/POWER(2;[.D36])" office:value-type="float" office:value="0.125" calcext:value-type="float">
            <text:p>0,125</text:p>
          </table:table-cell>
          <table:table-cell table:formula="of:=ROUND([.E36]*80000/[.A36])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5" calcext:value-type="float">
            <text:p>0,125</text:p>
          </table:table-cell>
          <table:table-cell table:formula="of:=[.H$1]*[.A37]+[.H$2]" office:value-type="float" office:value="0.141" calcext:value-type="float">
            <text:p>0,141</text:p>
          </table:table-cell>
          <table:table-cell table:formula="of:=ROUNDUP(LOG(1/[.C37];2))" office:value-type="float" office:value="3" calcext:value-type="float">
            <text:p>3</text:p>
          </table:table-cell>
          <table:table-cell table:formula="of:=1/POWER(2;[.D37])" office:value-type="float" office:value="0.125" calcext:value-type="float">
            <text:p>0,125</text:p>
          </table:table-cell>
          <table:table-cell table:formula="of:=ROUND([.E37]*80000/[.A37])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5" calcext:value-type="float">
            <text:p>0,125</text:p>
          </table:table-cell>
          <table:table-cell table:formula="of:=[.H$1]*[.A38]+[.H$2]" office:value-type="float" office:value="0.14285" calcext:value-type="float">
            <text:p>0,14285</text:p>
          </table:table-cell>
          <table:table-cell table:formula="of:=ROUNDUP(LOG(1/[.C38];2))" office:value-type="float" office:value="3" calcext:value-type="float">
            <text:p>3</text:p>
          </table:table-cell>
          <table:table-cell table:formula="of:=1/POWER(2;[.D38])" office:value-type="float" office:value="0.125" calcext:value-type="float">
            <text:p>0,125</text:p>
          </table:table-cell>
          <table:table-cell table:formula="of:=ROUND([.E38]*80000/[.A38])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5" calcext:value-type="float">
            <text:p>0,125</text:p>
          </table:table-cell>
          <table:table-cell table:formula="of:=[.H$1]*[.A39]+[.H$2]" office:value-type="float" office:value="0.1447" calcext:value-type="float">
            <text:p>0,1447</text:p>
          </table:table-cell>
          <table:table-cell table:formula="of:=ROUNDUP(LOG(1/[.C39];2))" office:value-type="float" office:value="3" calcext:value-type="float">
            <text:p>3</text:p>
          </table:table-cell>
          <table:table-cell table:formula="of:=1/POWER(2;[.D39])" office:value-type="float" office:value="0.125" calcext:value-type="float">
            <text:p>0,125</text:p>
          </table:table-cell>
          <table:table-cell table:formula="of:=ROUND([.E39]*80000/[.A39]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5" calcext:value-type="float">
            <text:p>0,125</text:p>
          </table:table-cell>
          <table:table-cell table:formula="of:=[.H$1]*[.A40]+[.H$2]" office:value-type="float" office:value="0.14655" calcext:value-type="float">
            <text:p>0,14655</text:p>
          </table:table-cell>
          <table:table-cell table:formula="of:=ROUNDUP(LOG(1/[.C40];2))" office:value-type="float" office:value="3" calcext:value-type="float">
            <text:p>3</text:p>
          </table:table-cell>
          <table:table-cell table:formula="of:=1/POWER(2;[.D40])" office:value-type="float" office:value="0.125" calcext:value-type="float">
            <text:p>0,125</text:p>
          </table:table-cell>
          <table:table-cell table:formula="of:=ROUND([.E40]*80000/[.A40])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,125</text:p>
          </table:table-cell>
          <table:table-cell table:formula="of:=[.H$1]*[.A41]+[.H$2]" office:value-type="float" office:value="0.1484" calcext:value-type="float">
            <text:p>0,1484</text:p>
          </table:table-cell>
          <table:table-cell table:formula="of:=ROUNDUP(LOG(1/[.C41];2))" office:value-type="float" office:value="3" calcext:value-type="float">
            <text:p>3</text:p>
          </table:table-cell>
          <table:table-cell table:formula="of:=1/POWER(2;[.D41])" office:value-type="float" office:value="0.125" calcext:value-type="float">
            <text:p>0,125</text:p>
          </table:table-cell>
          <table:table-cell table:formula="of:=ROUND([.E41]*80000/[.A41]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25" calcext:value-type="float">
            <text:p>0,125</text:p>
          </table:table-cell>
          <table:table-cell table:formula="of:=[.H$1]*[.A42]+[.H$2]" office:value-type="float" office:value="0.15025" calcext:value-type="float">
            <text:p>0,15025</text:p>
          </table:table-cell>
          <table:table-cell table:formula="of:=ROUNDUP(LOG(1/[.C42];2))" office:value-type="float" office:value="3" calcext:value-type="float">
            <text:p>3</text:p>
          </table:table-cell>
          <table:table-cell table:formula="of:=1/POWER(2;[.D42])" office:value-type="float" office:value="0.125" calcext:value-type="float">
            <text:p>0,125</text:p>
          </table:table-cell>
          <table:table-cell table:formula="of:=ROUND([.E42]*80000/[.A42]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25" calcext:value-type="float">
            <text:p>0,125</text:p>
          </table:table-cell>
          <table:table-cell table:formula="of:=[.H$1]*[.A43]+[.H$2]" office:value-type="float" office:value="0.1521" calcext:value-type="float">
            <text:p>0,1521</text:p>
          </table:table-cell>
          <table:table-cell table:formula="of:=ROUNDUP(LOG(1/[.C43];2))" office:value-type="float" office:value="3" calcext:value-type="float">
            <text:p>3</text:p>
          </table:table-cell>
          <table:table-cell table:formula="of:=1/POWER(2;[.D43])" office:value-type="float" office:value="0.125" calcext:value-type="float">
            <text:p>0,125</text:p>
          </table:table-cell>
          <table:table-cell table:formula="of:=ROUND([.E43]*80000/[.A43])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5" calcext:value-type="float">
            <text:p>0,125</text:p>
          </table:table-cell>
          <table:table-cell table:formula="of:=[.H$1]*[.A44]+[.H$2]" office:value-type="float" office:value="0.15395" calcext:value-type="float">
            <text:p>0,15395</text:p>
          </table:table-cell>
          <table:table-cell table:formula="of:=ROUNDUP(LOG(1/[.C44];2))" office:value-type="float" office:value="3" calcext:value-type="float">
            <text:p>3</text:p>
          </table:table-cell>
          <table:table-cell table:formula="of:=1/POWER(2;[.D44])" office:value-type="float" office:value="0.125" calcext:value-type="float">
            <text:p>0,125</text:p>
          </table:table-cell>
          <table:table-cell table:formula="of:=ROUND([.E44]*80000/[.A44])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5" calcext:value-type="float">
            <text:p>0,125</text:p>
          </table:table-cell>
          <table:table-cell table:formula="of:=[.H$1]*[.A45]+[.H$2]" office:value-type="float" office:value="0.1558" calcext:value-type="float">
            <text:p>0,1558</text:p>
          </table:table-cell>
          <table:table-cell table:formula="of:=ROUNDUP(LOG(1/[.C45];2))" office:value-type="float" office:value="3" calcext:value-type="float">
            <text:p>3</text:p>
          </table:table-cell>
          <table:table-cell table:formula="of:=1/POWER(2;[.D45])" office:value-type="float" office:value="0.125" calcext:value-type="float">
            <text:p>0,125</text:p>
          </table:table-cell>
          <table:table-cell table:formula="of:=ROUND([.E45]*80000/[.A45])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5" calcext:value-type="float">
            <text:p>0,125</text:p>
          </table:table-cell>
          <table:table-cell table:formula="of:=[.H$1]*[.A46]+[.H$2]" office:value-type="float" office:value="0.15765" calcext:value-type="float">
            <text:p>0,15765</text:p>
          </table:table-cell>
          <table:table-cell table:formula="of:=ROUNDUP(LOG(1/[.C46];2))" office:value-type="float" office:value="3" calcext:value-type="float">
            <text:p>3</text:p>
          </table:table-cell>
          <table:table-cell table:formula="of:=1/POWER(2;[.D46])" office:value-type="float" office:value="0.125" calcext:value-type="float">
            <text:p>0,125</text:p>
          </table:table-cell>
          <table:table-cell table:formula="of:=ROUND([.E46]*80000/[.A46]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5" calcext:value-type="float">
            <text:p>0,125</text:p>
          </table:table-cell>
          <table:table-cell table:formula="of:=[.H$1]*[.A47]+[.H$2]" office:value-type="float" office:value="0.1595" calcext:value-type="float">
            <text:p>0,1595</text:p>
          </table:table-cell>
          <table:table-cell table:formula="of:=ROUNDUP(LOG(1/[.C47];2))" office:value-type="float" office:value="3" calcext:value-type="float">
            <text:p>3</text:p>
          </table:table-cell>
          <table:table-cell table:formula="of:=1/POWER(2;[.D47])" office:value-type="float" office:value="0.125" calcext:value-type="float">
            <text:p>0,125</text:p>
          </table:table-cell>
          <table:table-cell table:formula="of:=ROUND([.E47]*80000/[.A47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5" calcext:value-type="float">
            <text:p>0,125</text:p>
          </table:table-cell>
          <table:table-cell table:formula="of:=[.H$1]*[.A48]+[.H$2]" office:value-type="float" office:value="0.16135" calcext:value-type="float">
            <text:p>0,16135</text:p>
          </table:table-cell>
          <table:table-cell table:formula="of:=ROUNDUP(LOG(1/[.C48];2))" office:value-type="float" office:value="3" calcext:value-type="float">
            <text:p>3</text:p>
          </table:table-cell>
          <table:table-cell table:formula="of:=1/POWER(2;[.D48])" office:value-type="float" office:value="0.125" calcext:value-type="float">
            <text:p>0,125</text:p>
          </table:table-cell>
          <table:table-cell table:formula="of:=ROUND([.E48]*80000/[.A48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5" calcext:value-type="float">
            <text:p>0,125</text:p>
          </table:table-cell>
          <table:table-cell table:formula="of:=[.H$1]*[.A49]+[.H$2]" office:value-type="float" office:value="0.1632" calcext:value-type="float">
            <text:p>0,1632</text:p>
          </table:table-cell>
          <table:table-cell table:formula="of:=ROUNDUP(LOG(1/[.C49];2))" office:value-type="float" office:value="3" calcext:value-type="float">
            <text:p>3</text:p>
          </table:table-cell>
          <table:table-cell table:formula="of:=1/POWER(2;[.D49])" office:value-type="float" office:value="0.125" calcext:value-type="float">
            <text:p>0,125</text:p>
          </table:table-cell>
          <table:table-cell table:formula="of:=ROUND([.E49]*80000/[.A49])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5" calcext:value-type="float">
            <text:p>0,125</text:p>
          </table:table-cell>
          <table:table-cell table:formula="of:=[.H$1]*[.A50]+[.H$2]" office:value-type="float" office:value="0.16505" calcext:value-type="float">
            <text:p>0,16505</text:p>
          </table:table-cell>
          <table:table-cell table:formula="of:=ROUNDUP(LOG(1/[.C50];2))" office:value-type="float" office:value="3" calcext:value-type="float">
            <text:p>3</text:p>
          </table:table-cell>
          <table:table-cell table:formula="of:=1/POWER(2;[.D50])" office:value-type="float" office:value="0.125" calcext:value-type="float">
            <text:p>0,125</text:p>
          </table:table-cell>
          <table:table-cell table:formula="of:=ROUND([.E50]*80000/[.A50]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25" calcext:value-type="float">
            <text:p>0,125</text:p>
          </table:table-cell>
          <table:table-cell table:formula="of:=[.H$1]*[.A51]+[.H$2]" office:value-type="float" office:value="0.1669" calcext:value-type="float">
            <text:p>0,1669</text:p>
          </table:table-cell>
          <table:table-cell table:formula="of:=ROUNDUP(LOG(1/[.C51];2))" office:value-type="float" office:value="3" calcext:value-type="float">
            <text:p>3</text:p>
          </table:table-cell>
          <table:table-cell table:formula="of:=1/POWER(2;[.D51])" office:value-type="float" office:value="0.125" calcext:value-type="float">
            <text:p>0,125</text:p>
          </table:table-cell>
          <table:table-cell table:formula="of:=ROUND([.E51]*80000/[.A51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5" calcext:value-type="float">
            <text:p>0,125</text:p>
          </table:table-cell>
          <table:table-cell table:formula="of:=[.H$1]*[.A52]+[.H$2]" office:value-type="float" office:value="0.16875" calcext:value-type="float">
            <text:p>0,16875</text:p>
          </table:table-cell>
          <table:table-cell table:formula="of:=ROUNDUP(LOG(1/[.C52];2))" office:value-type="float" office:value="3" calcext:value-type="float">
            <text:p>3</text:p>
          </table:table-cell>
          <table:table-cell table:formula="of:=1/POWER(2;[.D52])" office:value-type="float" office:value="0.125" calcext:value-type="float">
            <text:p>0,125</text:p>
          </table:table-cell>
          <table:table-cell table:formula="of:=ROUND([.E52]*80000/[.A52]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5" calcext:value-type="float">
            <text:p>0,125</text:p>
          </table:table-cell>
          <table:table-cell table:formula="of:=[.H$1]*[.A53]+[.H$2]" office:value-type="float" office:value="0.1706" calcext:value-type="float">
            <text:p>0,1706</text:p>
          </table:table-cell>
          <table:table-cell table:formula="of:=ROUNDUP(LOG(1/[.C53];2))" office:value-type="float" office:value="3" calcext:value-type="float">
            <text:p>3</text:p>
          </table:table-cell>
          <table:table-cell table:formula="of:=1/POWER(2;[.D53])" office:value-type="float" office:value="0.125" calcext:value-type="float">
            <text:p>0,125</text:p>
          </table:table-cell>
          <table:table-cell table:formula="of:=ROUND([.E53]*80000/[.A53]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5" calcext:value-type="float">
            <text:p>0,125</text:p>
          </table:table-cell>
          <table:table-cell table:formula="of:=[.H$1]*[.A54]+[.H$2]" office:value-type="float" office:value="0.17245" calcext:value-type="float">
            <text:p>0,17245</text:p>
          </table:table-cell>
          <table:table-cell table:formula="of:=ROUNDUP(LOG(1/[.C54];2))" office:value-type="float" office:value="3" calcext:value-type="float">
            <text:p>3</text:p>
          </table:table-cell>
          <table:table-cell table:formula="of:=1/POWER(2;[.D54])" office:value-type="float" office:value="0.125" calcext:value-type="float">
            <text:p>0,125</text:p>
          </table:table-cell>
          <table:table-cell table:formula="of:=ROUND([.E54]*80000/[.A54]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5" calcext:value-type="float">
            <text:p>0,125</text:p>
          </table:table-cell>
          <table:table-cell table:formula="of:=[.H$1]*[.A55]+[.H$2]" office:value-type="float" office:value="0.1743" calcext:value-type="float">
            <text:p>0,1743</text:p>
          </table:table-cell>
          <table:table-cell table:formula="of:=ROUNDUP(LOG(1/[.C55];2))" office:value-type="float" office:value="3" calcext:value-type="float">
            <text:p>3</text:p>
          </table:table-cell>
          <table:table-cell table:formula="of:=1/POWER(2;[.D55])" office:value-type="float" office:value="0.125" calcext:value-type="float">
            <text:p>0,125</text:p>
          </table:table-cell>
          <table:table-cell table:formula="of:=ROUND([.E55]*80000/[.A55])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5" calcext:value-type="float">
            <text:p>0,125</text:p>
          </table:table-cell>
          <table:table-cell table:formula="of:=[.H$1]*[.A56]+[.H$2]" office:value-type="float" office:value="0.17615" calcext:value-type="float">
            <text:p>0,17615</text:p>
          </table:table-cell>
          <table:table-cell table:formula="of:=ROUNDUP(LOG(1/[.C56];2))" office:value-type="float" office:value="3" calcext:value-type="float">
            <text:p>3</text:p>
          </table:table-cell>
          <table:table-cell table:formula="of:=1/POWER(2;[.D56])" office:value-type="float" office:value="0.125" calcext:value-type="float">
            <text:p>0,125</text:p>
          </table:table-cell>
          <table:table-cell table:formula="of:=ROUND([.E56]*80000/[.A56]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,125</text:p>
          </table:table-cell>
          <table:table-cell table:formula="of:=[.H$1]*[.A57]+[.H$2]" office:value-type="float" office:value="0.178" calcext:value-type="float">
            <text:p>0,178</text:p>
          </table:table-cell>
          <table:table-cell table:formula="of:=ROUNDUP(LOG(1/[.C57];2))" office:value-type="float" office:value="3" calcext:value-type="float">
            <text:p>3</text:p>
          </table:table-cell>
          <table:table-cell table:formula="of:=1/POWER(2;[.D57])" office:value-type="float" office:value="0.125" calcext:value-type="float">
            <text:p>0,125</text:p>
          </table:table-cell>
          <table:table-cell table:formula="of:=ROUND([.E57]*80000/[.A57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25" calcext:value-type="float">
            <text:p>0,125</text:p>
          </table:table-cell>
          <table:table-cell table:formula="of:=[.H$1]*[.A58]+[.H$2]" office:value-type="float" office:value="0.17985" calcext:value-type="float">
            <text:p>0,17985</text:p>
          </table:table-cell>
          <table:table-cell table:formula="of:=ROUNDUP(LOG(1/[.C58];2))" office:value-type="float" office:value="3" calcext:value-type="float">
            <text:p>3</text:p>
          </table:table-cell>
          <table:table-cell table:formula="of:=1/POWER(2;[.D58])" office:value-type="float" office:value="0.125" calcext:value-type="float">
            <text:p>0,125</text:p>
          </table:table-cell>
          <table:table-cell table:formula="of:=ROUND([.E58]*80000/[.A58])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5" calcext:value-type="float">
            <text:p>0,125</text:p>
          </table:table-cell>
          <table:table-cell table:formula="of:=[.H$1]*[.A59]+[.H$2]" office:value-type="float" office:value="0.1817" calcext:value-type="float">
            <text:p>0,1817</text:p>
          </table:table-cell>
          <table:table-cell table:formula="of:=ROUNDUP(LOG(1/[.C59];2))" office:value-type="float" office:value="3" calcext:value-type="float">
            <text:p>3</text:p>
          </table:table-cell>
          <table:table-cell table:formula="of:=1/POWER(2;[.D59])" office:value-type="float" office:value="0.125" calcext:value-type="float">
            <text:p>0,125</text:p>
          </table:table-cell>
          <table:table-cell table:formula="of:=ROUND([.E59]*80000/[.A59]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5" calcext:value-type="float">
            <text:p>0,125</text:p>
          </table:table-cell>
          <table:table-cell table:formula="of:=[.H$1]*[.A60]+[.H$2]" office:value-type="float" office:value="0.18355" calcext:value-type="float">
            <text:p>0,18355</text:p>
          </table:table-cell>
          <table:table-cell table:formula="of:=ROUNDUP(LOG(1/[.C60];2))" office:value-type="float" office:value="3" calcext:value-type="float">
            <text:p>3</text:p>
          </table:table-cell>
          <table:table-cell table:formula="of:=1/POWER(2;[.D60])" office:value-type="float" office:value="0.125" calcext:value-type="float">
            <text:p>0,125</text:p>
          </table:table-cell>
          <table:table-cell table:formula="of:=ROUND([.E60]*80000/[.A6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5" calcext:value-type="float">
            <text:p>0,125</text:p>
          </table:table-cell>
          <table:table-cell table:formula="of:=[.H$1]*[.A61]+[.H$2]" office:value-type="float" office:value="0.1854" calcext:value-type="float">
            <text:p>0,1854</text:p>
          </table:table-cell>
          <table:table-cell table:formula="of:=ROUNDUP(LOG(1/[.C61];2))" office:value-type="float" office:value="3" calcext:value-type="float">
            <text:p>3</text:p>
          </table:table-cell>
          <table:table-cell table:formula="of:=1/POWER(2;[.D61])" office:value-type="float" office:value="0.125" calcext:value-type="float">
            <text:p>0,125</text:p>
          </table:table-cell>
          <table:table-cell table:formula="of:=ROUND([.E61]*80000/[.A61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5" calcext:value-type="float">
            <text:p>0,125</text:p>
          </table:table-cell>
          <table:table-cell table:formula="of:=[.H$1]*[.A62]+[.H$2]" office:value-type="float" office:value="0.18725" calcext:value-type="float">
            <text:p>0,18725</text:p>
          </table:table-cell>
          <table:table-cell table:formula="of:=ROUNDUP(LOG(1/[.C62];2))" office:value-type="float" office:value="3" calcext:value-type="float">
            <text:p>3</text:p>
          </table:table-cell>
          <table:table-cell table:formula="of:=1/POWER(2;[.D62])" office:value-type="float" office:value="0.125" calcext:value-type="float">
            <text:p>0,125</text:p>
          </table:table-cell>
          <table:table-cell table:formula="of:=ROUND([.E62]*80000/[.A62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5" calcext:value-type="float">
            <text:p>0,125</text:p>
          </table:table-cell>
          <table:table-cell table:formula="of:=[.H$1]*[.A63]+[.H$2]" office:value-type="float" office:value="0.1891" calcext:value-type="float">
            <text:p>0,1891</text:p>
          </table:table-cell>
          <table:table-cell table:formula="of:=ROUNDUP(LOG(1/[.C63];2))" office:value-type="float" office:value="3" calcext:value-type="float">
            <text:p>3</text:p>
          </table:table-cell>
          <table:table-cell table:formula="of:=1/POWER(2;[.D63])" office:value-type="float" office:value="0.125" calcext:value-type="float">
            <text:p>0,125</text:p>
          </table:table-cell>
          <table:table-cell table:formula="of:=ROUND([.E63]*80000/[.A63]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5" calcext:value-type="float">
            <text:p>0,125</text:p>
          </table:table-cell>
          <table:table-cell table:formula="of:=[.H$1]*[.A64]+[.H$2]" office:value-type="float" office:value="0.19095" calcext:value-type="float">
            <text:p>0,19095</text:p>
          </table:table-cell>
          <table:table-cell table:formula="of:=ROUNDUP(LOG(1/[.C64];2))" office:value-type="float" office:value="3" calcext:value-type="float">
            <text:p>3</text:p>
          </table:table-cell>
          <table:table-cell table:formula="of:=1/POWER(2;[.D64])" office:value-type="float" office:value="0.125" calcext:value-type="float">
            <text:p>0,125</text:p>
          </table:table-cell>
          <table:table-cell table:formula="of:=ROUND([.E64]*80000/[.A64]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25" calcext:value-type="float">
            <text:p>0,125</text:p>
          </table:table-cell>
          <table:table-cell table:formula="of:=[.H$1]*[.A65]+[.H$2]" office:value-type="float" office:value="0.1928" calcext:value-type="float">
            <text:p>0,1928</text:p>
          </table:table-cell>
          <table:table-cell table:formula="of:=ROUNDUP(LOG(1/[.C65];2))" office:value-type="float" office:value="3" calcext:value-type="float">
            <text:p>3</text:p>
          </table:table-cell>
          <table:table-cell table:formula="of:=1/POWER(2;[.D65])" office:value-type="float" office:value="0.125" calcext:value-type="float">
            <text:p>0,125</text:p>
          </table:table-cell>
          <table:table-cell table:formula="of:=ROUND([.E65]*80000/[.A65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5" calcext:value-type="float">
            <text:p>0,125</text:p>
          </table:table-cell>
          <table:table-cell table:formula="of:=[.H$1]*[.A66]+[.H$2]" office:value-type="float" office:value="0.19465" calcext:value-type="float">
            <text:p>0,19465</text:p>
          </table:table-cell>
          <table:table-cell table:formula="of:=ROUNDUP(LOG(1/[.C66];2))" office:value-type="float" office:value="3" calcext:value-type="float">
            <text:p>3</text:p>
          </table:table-cell>
          <table:table-cell table:formula="of:=1/POWER(2;[.D66])" office:value-type="float" office:value="0.125" calcext:value-type="float">
            <text:p>0,125</text:p>
          </table:table-cell>
          <table:table-cell table:formula="of:=ROUND([.E66]*80000/[.A66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5" calcext:value-type="float">
            <text:p>0,125</text:p>
          </table:table-cell>
          <table:table-cell table:formula="of:=[.H$1]*[.A67]+[.H$2]" office:value-type="float" office:value="0.1965" calcext:value-type="float">
            <text:p>0,1965</text:p>
          </table:table-cell>
          <table:table-cell table:formula="of:=ROUNDUP(LOG(1/[.C67];2))" office:value-type="float" office:value="3" calcext:value-type="float">
            <text:p>3</text:p>
          </table:table-cell>
          <table:table-cell table:formula="of:=1/POWER(2;[.D67])" office:value-type="float" office:value="0.125" calcext:value-type="float">
            <text:p>0,125</text:p>
          </table:table-cell>
          <table:table-cell table:formula="of:=ROUND([.E67]*80000/[.A67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5" calcext:value-type="float">
            <text:p>0,125</text:p>
          </table:table-cell>
          <table:table-cell table:formula="of:=[.H$1]*[.A68]+[.H$2]" office:value-type="float" office:value="0.19835" calcext:value-type="float">
            <text:p>0,19835</text:p>
          </table:table-cell>
          <table:table-cell table:formula="of:=ROUNDUP(LOG(1/[.C68];2))" office:value-type="float" office:value="3" calcext:value-type="float">
            <text:p>3</text:p>
          </table:table-cell>
          <table:table-cell table:formula="of:=1/POWER(2;[.D68])" office:value-type="float" office:value="0.125" calcext:value-type="float">
            <text:p>0,125</text:p>
          </table:table-cell>
          <table:table-cell table:formula="of:=ROUND([.E68]*80000/[.A68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5" calcext:value-type="float">
            <text:p>0,125</text:p>
          </table:table-cell>
          <table:table-cell table:formula="of:=[.H$1]*[.A69]+[.H$2]" office:value-type="float" office:value="0.2002" calcext:value-type="float">
            <text:p>0,2002</text:p>
          </table:table-cell>
          <table:table-cell table:formula="of:=ROUNDUP(LOG(1/[.C69];2))" office:value-type="float" office:value="3" calcext:value-type="float">
            <text:p>3</text:p>
          </table:table-cell>
          <table:table-cell table:formula="of:=1/POWER(2;[.D69])" office:value-type="float" office:value="0.125" calcext:value-type="float">
            <text:p>0,125</text:p>
          </table:table-cell>
          <table:table-cell table:formula="of:=ROUND([.E69]*80000/[.A69]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5" calcext:value-type="float">
            <text:p>0,125</text:p>
          </table:table-cell>
          <table:table-cell table:formula="of:=[.H$1]*[.A70]+[.H$2]" office:value-type="float" office:value="0.20205" calcext:value-type="float">
            <text:p>0,20205</text:p>
          </table:table-cell>
          <table:table-cell table:formula="of:=ROUNDUP(LOG(1/[.C70];2))" office:value-type="float" office:value="3" calcext:value-type="float">
            <text:p>3</text:p>
          </table:table-cell>
          <table:table-cell table:formula="of:=1/POWER(2;[.D70])" office:value-type="float" office:value="0.125" calcext:value-type="float">
            <text:p>0,125</text:p>
          </table:table-cell>
          <table:table-cell table:formula="of:=ROUND([.E70]*80000/[.A70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25" calcext:value-type="float">
            <text:p>0,125</text:p>
          </table:table-cell>
          <table:table-cell table:formula="of:=[.H$1]*[.A71]+[.H$2]" office:value-type="float" office:value="0.2039" calcext:value-type="float">
            <text:p>0,2039</text:p>
          </table:table-cell>
          <table:table-cell table:formula="of:=ROUNDUP(LOG(1/[.C71];2))" office:value-type="float" office:value="3" calcext:value-type="float">
            <text:p>3</text:p>
          </table:table-cell>
          <table:table-cell table:formula="of:=1/POWER(2;[.D71])" office:value-type="float" office:value="0.125" calcext:value-type="float">
            <text:p>0,125</text:p>
          </table:table-cell>
          <table:table-cell table:formula="of:=ROUND([.E71]*80000/[.A71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5" calcext:value-type="float">
            <text:p>0,125</text:p>
          </table:table-cell>
          <table:table-cell table:formula="of:=[.H$1]*[.A72]+[.H$2]" office:value-type="float" office:value="0.20575" calcext:value-type="float">
            <text:p>0,20575</text:p>
          </table:table-cell>
          <table:table-cell table:formula="of:=ROUNDUP(LOG(1/[.C72];2))" office:value-type="float" office:value="3" calcext:value-type="float">
            <text:p>3</text:p>
          </table:table-cell>
          <table:table-cell table:formula="of:=1/POWER(2;[.D72])" office:value-type="float" office:value="0.125" calcext:value-type="float">
            <text:p>0,125</text:p>
          </table:table-cell>
          <table:table-cell table:formula="of:=ROUND([.E72]*80000/[.A72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5" calcext:value-type="float">
            <text:p>0,125</text:p>
          </table:table-cell>
          <table:table-cell table:formula="of:=[.H$1]*[.A73]+[.H$2]" office:value-type="float" office:value="0.2076" calcext:value-type="float">
            <text:p>0,2076</text:p>
          </table:table-cell>
          <table:table-cell table:formula="of:=ROUNDUP(LOG(1/[.C73];2))" office:value-type="float" office:value="3" calcext:value-type="float">
            <text:p>3</text:p>
          </table:table-cell>
          <table:table-cell table:formula="of:=1/POWER(2;[.D73])" office:value-type="float" office:value="0.125" calcext:value-type="float">
            <text:p>0,125</text:p>
          </table:table-cell>
          <table:table-cell table:formula="of:=ROUND([.E73]*80000/[.A73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5" calcext:value-type="float">
            <text:p>0,125</text:p>
          </table:table-cell>
          <table:table-cell table:formula="of:=[.H$1]*[.A74]+[.H$2]" office:value-type="float" office:value="0.20945" calcext:value-type="float">
            <text:p>0,20945</text:p>
          </table:table-cell>
          <table:table-cell table:formula="of:=ROUNDUP(LOG(1/[.C74];2))" office:value-type="float" office:value="3" calcext:value-type="float">
            <text:p>3</text:p>
          </table:table-cell>
          <table:table-cell table:formula="of:=1/POWER(2;[.D74])" office:value-type="float" office:value="0.125" calcext:value-type="float">
            <text:p>0,125</text:p>
          </table:table-cell>
          <table:table-cell table:formula="of:=ROUND([.E74]*80000/[.A74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5" calcext:value-type="float">
            <text:p>0,125</text:p>
          </table:table-cell>
          <table:table-cell table:formula="of:=[.H$1]*[.A75]+[.H$2]" office:value-type="float" office:value="0.2113" calcext:value-type="float">
            <text:p>0,2113</text:p>
          </table:table-cell>
          <table:table-cell table:formula="of:=ROUNDUP(LOG(1/[.C75];2))" office:value-type="float" office:value="3" calcext:value-type="float">
            <text:p>3</text:p>
          </table:table-cell>
          <table:table-cell table:formula="of:=1/POWER(2;[.D75])" office:value-type="float" office:value="0.125" calcext:value-type="float">
            <text:p>0,125</text:p>
          </table:table-cell>
          <table:table-cell table:formula="of:=ROUND([.E75]*80000/[.A75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5" calcext:value-type="float">
            <text:p>0,125</text:p>
          </table:table-cell>
          <table:table-cell table:formula="of:=[.H$1]*[.A76]+[.H$2]" office:value-type="float" office:value="0.21315" calcext:value-type="float">
            <text:p>0,21315</text:p>
          </table:table-cell>
          <table:table-cell table:formula="of:=ROUNDUP(LOG(1/[.C76];2))" office:value-type="float" office:value="3" calcext:value-type="float">
            <text:p>3</text:p>
          </table:table-cell>
          <table:table-cell table:formula="of:=1/POWER(2;[.D76])" office:value-type="float" office:value="0.125" calcext:value-type="float">
            <text:p>0,125</text:p>
          </table:table-cell>
          <table:table-cell table:formula="of:=ROUND([.E76]*80000/[.A76]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5" calcext:value-type="float">
            <text:p>0,125</text:p>
          </table:table-cell>
          <table:table-cell table:formula="of:=[.H$1]*[.A77]+[.H$2]" office:value-type="float" office:value="0.215" calcext:value-type="float">
            <text:p>0,215</text:p>
          </table:table-cell>
          <table:table-cell table:formula="of:=ROUNDUP(LOG(1/[.C77];2))" office:value-type="float" office:value="3" calcext:value-type="float">
            <text:p>3</text:p>
          </table:table-cell>
          <table:table-cell table:formula="of:=1/POWER(2;[.D77])" office:value-type="float" office:value="0.125" calcext:value-type="float">
            <text:p>0,125</text:p>
          </table:table-cell>
          <table:table-cell table:formula="of:=ROUND([.E77]*80000/[.A7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,25</text:p>
          </table:table-cell>
          <table:table-cell table:formula="of:=[.H$1]*[.A78]+[.H$2]" office:value-type="float" office:value="0.2187" calcext:value-type="float">
            <text:p>0,2187</text:p>
          </table:table-cell>
          <table:table-cell table:formula="of:=ROUNDUP(LOG(1/[.C78];2))" office:value-type="float" office:value="3" calcext:value-type="float">
            <text:p>3</text:p>
          </table:table-cell>
          <table:table-cell table:formula="of:=1/POWER(2;[.D78])" office:value-type="float" office:value="0.125" calcext:value-type="float">
            <text:p>0,125</text:p>
          </table:table-cell>
          <table:table-cell table:formula="of:=ROUND([.E78]*80000/[.A78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5" calcext:value-type="float">
            <text:p>0,25</text:p>
          </table:table-cell>
          <table:table-cell table:formula="of:=[.H$1]*[.A79]+[.H$2]" office:value-type="float" office:value="0.2224" calcext:value-type="float">
            <text:p>0,2224</text:p>
          </table:table-cell>
          <table:table-cell table:formula="of:=ROUNDUP(LOG(1/[.C79];2))" office:value-type="float" office:value="3" calcext:value-type="float">
            <text:p>3</text:p>
          </table:table-cell>
          <table:table-cell table:formula="of:=1/POWER(2;[.D79])" office:value-type="float" office:value="0.125" calcext:value-type="float">
            <text:p>0,125</text:p>
          </table:table-cell>
          <table:table-cell table:formula="of:=ROUND([.E79]*80000/[.A79]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5" calcext:value-type="float">
            <text:p>0,25</text:p>
          </table:table-cell>
          <table:table-cell table:formula="of:=[.H$1]*[.A80]+[.H$2]" office:value-type="float" office:value="0.2261" calcext:value-type="float">
            <text:p>0,2261</text:p>
          </table:table-cell>
          <table:table-cell table:formula="of:=ROUNDUP(LOG(1/[.C80];2))" office:value-type="float" office:value="3" calcext:value-type="float">
            <text:p>3</text:p>
          </table:table-cell>
          <table:table-cell table:formula="of:=1/POWER(2;[.D80])" office:value-type="float" office:value="0.125" calcext:value-type="float">
            <text:p>0,125</text:p>
          </table:table-cell>
          <table:table-cell table:formula="of:=ROUND([.E80]*80000/[.A80]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" calcext:value-type="float">
            <text:p>0,25</text:p>
          </table:table-cell>
          <table:table-cell table:formula="of:=[.H$1]*[.A81]+[.H$2]" office:value-type="float" office:value="0.2298" calcext:value-type="float">
            <text:p>0,2298</text:p>
          </table:table-cell>
          <table:table-cell table:formula="of:=ROUNDUP(LOG(1/[.C81];2))" office:value-type="float" office:value="3" calcext:value-type="float">
            <text:p>3</text:p>
          </table:table-cell>
          <table:table-cell table:formula="of:=1/POWER(2;[.D81])" office:value-type="float" office:value="0.125" calcext:value-type="float">
            <text:p>0,125</text:p>
          </table:table-cell>
          <table:table-cell table:formula="of:=ROUND([.E81]*80000/[.A81]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5" calcext:value-type="float">
            <text:p>0,25</text:p>
          </table:table-cell>
          <table:table-cell table:formula="of:=[.H$1]*[.A82]+[.H$2]" office:value-type="float" office:value="0.2335" calcext:value-type="float">
            <text:p>0,2335</text:p>
          </table:table-cell>
          <table:table-cell table:formula="of:=ROUNDUP(LOG(1/[.C82];2))" office:value-type="float" office:value="3" calcext:value-type="float">
            <text:p>3</text:p>
          </table:table-cell>
          <table:table-cell table:formula="of:=1/POWER(2;[.D82])" office:value-type="float" office:value="0.125" calcext:value-type="float">
            <text:p>0,125</text:p>
          </table:table-cell>
          <table:table-cell table:formula="of:=ROUND([.E82]*80000/[.A82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" calcext:value-type="float">
            <text:p>0,25</text:p>
          </table:table-cell>
          <table:table-cell table:formula="of:=[.H$1]*[.A83]+[.H$2]" office:value-type="float" office:value="0.2372" calcext:value-type="float">
            <text:p>0,2372</text:p>
          </table:table-cell>
          <table:table-cell table:formula="of:=ROUNDUP(LOG(1/[.C83];2))" office:value-type="float" office:value="3" calcext:value-type="float">
            <text:p>3</text:p>
          </table:table-cell>
          <table:table-cell table:formula="of:=1/POWER(2;[.D83])" office:value-type="float" office:value="0.125" calcext:value-type="float">
            <text:p>0,125</text:p>
          </table:table-cell>
          <table:table-cell table:formula="of:=ROUND([.E83]*80000/[.A83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5" calcext:value-type="float">
            <text:p>0,25</text:p>
          </table:table-cell>
          <table:table-cell table:formula="of:=[.H$1]*[.A84]+[.H$2]" office:value-type="float" office:value="0.2409" calcext:value-type="float">
            <text:p>0,2409</text:p>
          </table:table-cell>
          <table:table-cell table:formula="of:=ROUNDUP(LOG(1/[.C84];2))" office:value-type="float" office:value="3" calcext:value-type="float">
            <text:p>3</text:p>
          </table:table-cell>
          <table:table-cell table:formula="of:=1/POWER(2;[.D84])" office:value-type="float" office:value="0.125" calcext:value-type="float">
            <text:p>0,125</text:p>
          </table:table-cell>
          <table:table-cell table:formula="of:=ROUND([.E84]*80000/[.A84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5" calcext:value-type="float">
            <text:p>0,25</text:p>
          </table:table-cell>
          <table:table-cell table:formula="of:=[.H$1]*[.A85]+[.H$2]" office:value-type="float" office:value="0.2446" calcext:value-type="float">
            <text:p>0,2446</text:p>
          </table:table-cell>
          <table:table-cell table:formula="of:=ROUNDUP(LOG(1/[.C85];2))" office:value-type="float" office:value="3" calcext:value-type="float">
            <text:p>3</text:p>
          </table:table-cell>
          <table:table-cell table:formula="of:=1/POWER(2;[.D85])" office:value-type="float" office:value="0.125" calcext:value-type="float">
            <text:p>0,125</text:p>
          </table:table-cell>
          <table:table-cell table:formula="of:=ROUND([.E85]*80000/[.A85]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5" calcext:value-type="float">
            <text:p>0,25</text:p>
          </table:table-cell>
          <table:table-cell table:formula="of:=[.H$1]*[.A86]+[.H$2]" office:value-type="float" office:value="0.2483" calcext:value-type="float">
            <text:p>0,2483</text:p>
          </table:table-cell>
          <table:table-cell table:formula="of:=ROUNDUP(LOG(1/[.C86];2))" office:value-type="float" office:value="3" calcext:value-type="float">
            <text:p>3</text:p>
          </table:table-cell>
          <table:table-cell table:formula="of:=1/POWER(2;[.D86])" office:value-type="float" office:value="0.125" calcext:value-type="float">
            <text:p>0,125</text:p>
          </table:table-cell>
          <table:table-cell table:formula="of:=ROUND([.E86]*80000/[.A86]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,25</text:p>
          </table:table-cell>
          <table:table-cell table:formula="of:=[.H$1]*[.A87]+[.H$2]" office:value-type="float" office:value="0.252" calcext:value-type="float">
            <text:p>0,252</text:p>
          </table:table-cell>
          <table:table-cell table:formula="of:=ROUNDUP(LOG(1/[.C87];2))" office:value-type="float" office:value="2" calcext:value-type="float">
            <text:p>2</text:p>
          </table:table-cell>
          <table:table-cell table:formula="of:=1/POWER(2;[.D87])" office:value-type="float" office:value="0.25" calcext:value-type="float">
            <text:p>0,25</text:p>
          </table:table-cell>
          <table:table-cell table:formula="of:=ROUND([.E87]*80000/[.A87])"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,25</text:p>
          </table:table-cell>
          <table:table-cell table:formula="of:=[.H$1]*[.A88]+[.H$2]" office:value-type="float" office:value="0.2705" calcext:value-type="float">
            <text:p>0,2705</text:p>
          </table:table-cell>
          <table:table-cell table:formula="of:=ROUNDUP(LOG(1/[.C88];2))" office:value-type="float" office:value="2" calcext:value-type="float">
            <text:p>2</text:p>
          </table:table-cell>
          <table:table-cell table:formula="of:=1/POWER(2;[.D88])" office:value-type="float" office:value="0.25" calcext:value-type="float">
            <text:p>0,25</text:p>
          </table:table-cell>
          <table:table-cell table:formula="of:=ROUND([.E88]*80000/[.A88]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,25</text:p>
          </table:table-cell>
          <table:table-cell table:formula="of:=[.H$1]*[.A89]+[.H$2]" office:value-type="float" office:value="0.289" calcext:value-type="float">
            <text:p>0,289</text:p>
          </table:table-cell>
          <table:table-cell table:formula="of:=ROUNDUP(LOG(1/[.C89];2))" office:value-type="float" office:value="2" calcext:value-type="float">
            <text:p>2</text:p>
          </table:table-cell>
          <table:table-cell table:formula="of:=1/POWER(2;[.D89])" office:value-type="float" office:value="0.25" calcext:value-type="float">
            <text:p>0,25</text:p>
          </table:table-cell>
          <table:table-cell table:formula="of:=ROUND([.E89]*80000/[.A89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,25</text:p>
          </table:table-cell>
          <table:table-cell table:formula="of:=[.H$1]*[.A90]+[.H$2]" office:value-type="float" office:value="0.3075" calcext:value-type="float">
            <text:p>0,3075</text:p>
          </table:table-cell>
          <table:table-cell table:formula="of:=ROUNDUP(LOG(1/[.C90];2))" office:value-type="float" office:value="2" calcext:value-type="float">
            <text:p>2</text:p>
          </table:table-cell>
          <table:table-cell table:formula="of:=1/POWER(2;[.D90])" office:value-type="float" office:value="0.25" calcext:value-type="float">
            <text:p>0,25</text:p>
          </table:table-cell>
          <table:table-cell table:formula="of:=ROUND([.E90]*80000/[.A90]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,25</text:p>
          </table:table-cell>
          <table:table-cell table:formula="of:=[.H$1]*[.A91]+[.H$2]" office:value-type="float" office:value="0.326" calcext:value-type="float">
            <text:p>0,326</text:p>
          </table:table-cell>
          <table:table-cell table:formula="of:=ROUNDUP(LOG(1/[.C91];2))" office:value-type="float" office:value="2" calcext:value-type="float">
            <text:p>2</text:p>
          </table:table-cell>
          <table:table-cell table:formula="of:=1/POWER(2;[.D91])" office:value-type="float" office:value="0.25" calcext:value-type="float">
            <text:p>0,25</text:p>
          </table:table-cell>
          <table:table-cell table:formula="of:=ROUND([.E91]*80000/[.A91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5" calcext:value-type="float">
            <text:p>0,25</text:p>
          </table:table-cell>
          <table:table-cell table:formula="of:=[.H$1]*[.A92]+[.H$2]" office:value-type="float" office:value="0.3445" calcext:value-type="float">
            <text:p>0,3445</text:p>
          </table:table-cell>
          <table:table-cell table:formula="of:=ROUNDUP(LOG(1/[.C92];2))" office:value-type="float" office:value="2" calcext:value-type="float">
            <text:p>2</text:p>
          </table:table-cell>
          <table:table-cell table:formula="of:=1/POWER(2;[.D92])" office:value-type="float" office:value="0.25" calcext:value-type="float">
            <text:p>0,25</text:p>
          </table:table-cell>
          <table:table-cell table:formula="of:=ROUND([.E92]*80000/[.A92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,25</text:p>
          </table:table-cell>
          <table:table-cell table:formula="of:=[.H$1]*[.A93]+[.H$2]" office:value-type="float" office:value="0.363" calcext:value-type="float">
            <text:p>0,363</text:p>
          </table:table-cell>
          <table:table-cell table:formula="of:=ROUNDUP(LOG(1/[.C93];2))" office:value-type="float" office:value="2" calcext:value-type="float">
            <text:p>2</text:p>
          </table:table-cell>
          <table:table-cell table:formula="of:=1/POWER(2;[.D93])" office:value-type="float" office:value="0.25" calcext:value-type="float">
            <text:p>0,25</text:p>
          </table:table-cell>
          <table:table-cell table:formula="of:=ROUND([.E93]*80000/[.A93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" calcext:value-type="float">
            <text:p>0,25</text:p>
          </table:table-cell>
          <table:table-cell table:formula="of:=[.H$1]*[.A94]+[.H$2]" office:value-type="float" office:value="0.3815" calcext:value-type="float">
            <text:p>0,3815</text:p>
          </table:table-cell>
          <table:table-cell table:formula="of:=ROUNDUP(LOG(1/[.C94];2))" office:value-type="float" office:value="2" calcext:value-type="float">
            <text:p>2</text:p>
          </table:table-cell>
          <table:table-cell table:formula="of:=1/POWER(2;[.D94])" office:value-type="float" office:value="0.25" calcext:value-type="float">
            <text:p>0,25</text:p>
          </table:table-cell>
          <table:table-cell table:formula="of:=ROUND([.E94]*80000/[.A94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,25</text:p>
          </table:table-cell>
          <table:table-cell table:formula="of:=[.H$1]*[.A95]+[.H$2]" office:value-type="float" office:value="0.4" calcext:value-type="float">
            <text:p>0,4</text:p>
          </table:table-cell>
          <table:table-cell table:formula="of:=ROUNDUP(LOG(1/[.C95];2))" office:value-type="float" office:value="2" calcext:value-type="float">
            <text:p>2</text:p>
          </table:table-cell>
          <table:table-cell table:formula="of:=1/POWER(2;[.D95])" office:value-type="float" office:value="0.25" calcext:value-type="float">
            <text:p>0,25</text:p>
          </table:table-cell>
          <table:table-cell table:formula="of:=ROUND([.E95]*80000/[.A9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,25</text:p>
          </table:table-cell>
          <table:table-cell table:formula="of:=[.H$1]*[.A96]+[.H$2]" office:value-type="float" office:value="0.4185" calcext:value-type="float">
            <text:p>0,4185</text:p>
          </table:table-cell>
          <table:table-cell table:formula="of:=ROUNDUP(LOG(1/[.C96];2))" office:value-type="float" office:value="2" calcext:value-type="float">
            <text:p>2</text:p>
          </table:table-cell>
          <table:table-cell table:formula="of:=1/POWER(2;[.D96])" office:value-type="float" office:value="0.25" calcext:value-type="float">
            <text:p>0,25</text:p>
          </table:table-cell>
          <table:table-cell table:formula="of:=ROUND([.E96]*80000/[.A96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5" calcext:value-type="float">
            <text:p>0,25</text:p>
          </table:table-cell>
          <table:table-cell table:formula="of:=[.H$1]*[.A97]+[.H$2]" office:value-type="float" office:value="0.437" calcext:value-type="float">
            <text:p>0,437</text:p>
          </table:table-cell>
          <table:table-cell table:formula="of:=ROUNDUP(LOG(1/[.C97];2))" office:value-type="float" office:value="2" calcext:value-type="float">
            <text:p>2</text:p>
          </table:table-cell>
          <table:table-cell table:formula="of:=1/POWER(2;[.D97])" office:value-type="float" office:value="0.25" calcext:value-type="float">
            <text:p>0,25</text:p>
          </table:table-cell>
          <table:table-cell table:formula="of:=ROUND([.E97]*80000/[.A97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" calcext:value-type="float">
            <text:p>0,25</text:p>
          </table:table-cell>
          <table:table-cell table:formula="of:=[.H$1]*[.A98]+[.H$2]" office:value-type="float" office:value="0.4555" calcext:value-type="float">
            <text:p>0,4555</text:p>
          </table:table-cell>
          <table:table-cell table:formula="of:=ROUNDUP(LOG(1/[.C98];2))" office:value-type="float" office:value="2" calcext:value-type="float">
            <text:p>2</text:p>
          </table:table-cell>
          <table:table-cell table:formula="of:=1/POWER(2;[.D98])" office:value-type="float" office:value="0.25" calcext:value-type="float">
            <text:p>0,25</text:p>
          </table:table-cell>
          <table:table-cell table:formula="of:=ROUND([.E98]*80000/[.A98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,25</text:p>
          </table:table-cell>
          <table:table-cell table:formula="of:=[.H$1]*[.A99]+[.H$2]" office:value-type="float" office:value="0.474" calcext:value-type="float">
            <text:p>0,474</text:p>
          </table:table-cell>
          <table:table-cell table:formula="of:=ROUNDUP(LOG(1/[.C99];2))" office:value-type="float" office:value="2" calcext:value-type="float">
            <text:p>2</text:p>
          </table:table-cell>
          <table:table-cell table:formula="of:=1/POWER(2;[.D99])" office:value-type="float" office:value="0.25" calcext:value-type="float">
            <text:p>0,25</text:p>
          </table:table-cell>
          <table:table-cell table:formula="of:=ROUND([.E99]*80000/[.A99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table:formula="of:=[.H$1]*[.A100]+[.H$2]" office:value-type="float" office:value="0.4925" calcext:value-type="float">
            <text:p>0,4925</text:p>
          </table:table-cell>
          <table:table-cell table:formula="of:=ROUNDUP(LOG(1/[.C100];2))" office:value-type="float" office:value="2" calcext:value-type="float">
            <text:p>2</text:p>
          </table:table-cell>
          <table:table-cell table:formula="of:=1/POWER(2;[.D100])" office:value-type="float" office:value="0.25" calcext:value-type="float">
            <text:p>0,25</text:p>
          </table:table-cell>
          <table:table-cell table:formula="of:=ROUND([.E100]*80000/[.A10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" calcext:value-type="float">
            <text:p>0,5</text:p>
          </table:table-cell>
          <table:table-cell table:formula="of:=[.H$1]*[.A101]+[.H$2]" office:value-type="float" office:value="0.511" calcext:value-type="float">
            <text:p>0,511</text:p>
          </table:table-cell>
          <table:table-cell table:formula="of:=ROUNDUP(LOG(1/[.C101];2))" office:value-type="float" office:value="1" calcext:value-type="float">
            <text:p>1</text:p>
          </table:table-cell>
          <table:table-cell table:formula="of:=1/POWER(2;[.D101])" office:value-type="float" office:value="0.5" calcext:value-type="float">
            <text:p>0,5</text:p>
          </table:table-cell>
          <table:table-cell table:formula="of:=ROUND([.E101]*80000/[.A101]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,5</text:p>
          </table:table-cell>
          <table:table-cell table:formula="of:=[.H$1]*[.A102]+[.H$2]" office:value-type="float" office:value="0.5295" calcext:value-type="float">
            <text:p>0,5295</text:p>
          </table:table-cell>
          <table:table-cell table:formula="of:=ROUNDUP(LOG(1/[.C102];2))" office:value-type="float" office:value="1" calcext:value-type="float">
            <text:p>1</text:p>
          </table:table-cell>
          <table:table-cell table:formula="of:=1/POWER(2;[.D102])" office:value-type="float" office:value="0.5" calcext:value-type="float">
            <text:p>0,5</text:p>
          </table:table-cell>
          <table:table-cell table:formula="of:=ROUND([.E102]*80000/[.A102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,5</text:p>
          </table:table-cell>
          <table:table-cell table:formula="of:=[.H$1]*[.A103]+[.H$2]" office:value-type="float" office:value="0.548" calcext:value-type="float">
            <text:p>0,548</text:p>
          </table:table-cell>
          <table:table-cell table:formula="of:=ROUNDUP(LOG(1/[.C103];2))" office:value-type="float" office:value="1" calcext:value-type="float">
            <text:p>1</text:p>
          </table:table-cell>
          <table:table-cell table:formula="of:=1/POWER(2;[.D103])" office:value-type="float" office:value="0.5" calcext:value-type="float">
            <text:p>0,5</text:p>
          </table:table-cell>
          <table:table-cell table:formula="of:=ROUND([.E103]*80000/[.A103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" calcext:value-type="float">
            <text:p>0,5</text:p>
          </table:table-cell>
          <table:table-cell table:formula="of:=[.H$1]*[.A104]+[.H$2]" office:value-type="float" office:value="0.5665" calcext:value-type="float">
            <text:p>0,5665</text:p>
          </table:table-cell>
          <table:table-cell table:formula="of:=ROUNDUP(LOG(1/[.C104];2))" office:value-type="float" office:value="1" calcext:value-type="float">
            <text:p>1</text:p>
          </table:table-cell>
          <table:table-cell table:formula="of:=1/POWER(2;[.D104])" office:value-type="float" office:value="0.5" calcext:value-type="float">
            <text:p>0,5</text:p>
          </table:table-cell>
          <table:table-cell table:formula="of:=ROUND([.E104]*80000/[.A104]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table:formula="of:=[.H$1]*[.A105]+[.H$2]" office:value-type="float" office:value="0.585" calcext:value-type="float">
            <text:p>0,585</text:p>
          </table:table-cell>
          <table:table-cell table:formula="of:=ROUNDUP(LOG(1/[.C105];2))" office:value-type="float" office:value="1" calcext:value-type="float">
            <text:p>1</text:p>
          </table:table-cell>
          <table:table-cell table:formula="of:=1/POWER(2;[.D105])" office:value-type="float" office:value="0.5" calcext:value-type="float">
            <text:p>0,5</text:p>
          </table:table-cell>
          <table:table-cell table:formula="of:=ROUND([.E105]*80000/[.A105]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" calcext:value-type="float">
            <text:p>0,5</text:p>
          </table:table-cell>
          <table:table-cell table:formula="of:=[.H$1]*[.A106]+[.H$2]" office:value-type="float" office:value="0.6035" calcext:value-type="float">
            <text:p>0,6035</text:p>
          </table:table-cell>
          <table:table-cell table:formula="of:=ROUNDUP(LOG(1/[.C106];2))" office:value-type="float" office:value="1" calcext:value-type="float">
            <text:p>1</text:p>
          </table:table-cell>
          <table:table-cell table:formula="of:=1/POWER(2;[.D106])" office:value-type="float" office:value="0.5" calcext:value-type="float">
            <text:p>0,5</text:p>
          </table:table-cell>
          <table:table-cell table:formula="of:=ROUND([.E106]*80000/[.A106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" calcext:value-type="float">
            <text:p>0,5</text:p>
          </table:table-cell>
          <table:table-cell table:formula="of:=[.H$1]*[.A107]+[.H$2]" office:value-type="float" office:value="0.622" calcext:value-type="float">
            <text:p>0,622</text:p>
          </table:table-cell>
          <table:table-cell table:formula="of:=ROUNDUP(LOG(1/[.C107];2))" office:value-type="float" office:value="1" calcext:value-type="float">
            <text:p>1</text:p>
          </table:table-cell>
          <table:table-cell table:formula="of:=1/POWER(2;[.D107])" office:value-type="float" office:value="0.5" calcext:value-type="float">
            <text:p>0,5</text:p>
          </table:table-cell>
          <table:table-cell table:formula="of:=ROUND([.E107]*80000/[.A107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,5</text:p>
          </table:table-cell>
          <table:table-cell table:formula="of:=[.H$1]*[.A108]+[.H$2]" office:value-type="float" office:value="0.6405" calcext:value-type="float">
            <text:p>0,6405</text:p>
          </table:table-cell>
          <table:table-cell table:formula="of:=ROUNDUP(LOG(1/[.C108];2))" office:value-type="float" office:value="1" calcext:value-type="float">
            <text:p>1</text:p>
          </table:table-cell>
          <table:table-cell table:formula="of:=1/POWER(2;[.D108])" office:value-type="float" office:value="0.5" calcext:value-type="float">
            <text:p>0,5</text:p>
          </table:table-cell>
          <table:table-cell table:formula="of:=ROUND([.E108]*80000/[.A108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" calcext:value-type="float">
            <text:p>0,5</text:p>
          </table:table-cell>
          <table:table-cell table:formula="of:=[.H$1]*[.A109]+[.H$2]" office:value-type="float" office:value="0.659" calcext:value-type="float">
            <text:p>0,659</text:p>
          </table:table-cell>
          <table:table-cell table:formula="of:=ROUNDUP(LOG(1/[.C109];2))" office:value-type="float" office:value="1" calcext:value-type="float">
            <text:p>1</text:p>
          </table:table-cell>
          <table:table-cell table:formula="of:=1/POWER(2;[.D109])" office:value-type="float" office:value="0.5" calcext:value-type="float">
            <text:p>0,5</text:p>
          </table:table-cell>
          <table:table-cell table:formula="of:=ROUND([.E109]*80000/[.A109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" calcext:value-type="float">
            <text:p>0,5</text:p>
          </table:table-cell>
          <table:table-cell table:formula="of:=[.H$1]*[.A110]+[.H$2]" office:value-type="float" office:value="0.6775" calcext:value-type="float">
            <text:p>0,6775</text:p>
          </table:table-cell>
          <table:table-cell table:formula="of:=ROUNDUP(LOG(1/[.C110];2))" office:value-type="float" office:value="1" calcext:value-type="float">
            <text:p>1</text:p>
          </table:table-cell>
          <table:table-cell table:formula="of:=1/POWER(2;[.D110])" office:value-type="float" office:value="0.5" calcext:value-type="float">
            <text:p>0,5</text:p>
          </table:table-cell>
          <table:table-cell table:formula="of:=ROUND([.E110]*80000/[.A110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,5</text:p>
          </table:table-cell>
          <table:table-cell table:formula="of:=[.H$1]*[.A111]+[.H$2]" office:value-type="float" office:value="0.696" calcext:value-type="float">
            <text:p>0,696</text:p>
          </table:table-cell>
          <table:table-cell table:formula="of:=ROUNDUP(LOG(1/[.C111];2))" office:value-type="float" office:value="1" calcext:value-type="float">
            <text:p>1</text:p>
          </table:table-cell>
          <table:table-cell table:formula="of:=1/POWER(2;[.D111])" office:value-type="float" office:value="0.5" calcext:value-type="float">
            <text:p>0,5</text:p>
          </table:table-cell>
          <table:table-cell table:formula="of:=ROUND([.E111]*80000/[.A111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,5</text:p>
          </table:table-cell>
          <table:table-cell table:formula="of:=[.H$1]*[.A112]+[.H$2]" office:value-type="float" office:value="0.7145" calcext:value-type="float">
            <text:p>0,7145</text:p>
          </table:table-cell>
          <table:table-cell table:formula="of:=ROUNDUP(LOG(1/[.C112];2))" office:value-type="float" office:value="1" calcext:value-type="float">
            <text:p>1</text:p>
          </table:table-cell>
          <table:table-cell table:formula="of:=1/POWER(2;[.D112])" office:value-type="float" office:value="0.5" calcext:value-type="float">
            <text:p>0,5</text:p>
          </table:table-cell>
          <table:table-cell table:formula="of:=ROUND([.E112]*80000/[.A112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" calcext:value-type="float">
            <text:p>0,5</text:p>
          </table:table-cell>
          <table:table-cell table:formula="of:=[.H$1]*[.A113]+[.H$2]" office:value-type="float" office:value="0.733" calcext:value-type="float">
            <text:p>0,733</text:p>
          </table:table-cell>
          <table:table-cell table:formula="of:=ROUNDUP(LOG(1/[.C113];2))" office:value-type="float" office:value="1" calcext:value-type="float">
            <text:p>1</text:p>
          </table:table-cell>
          <table:table-cell table:formula="of:=1/POWER(2;[.D113])" office:value-type="float" office:value="0.5" calcext:value-type="float">
            <text:p>0,5</text:p>
          </table:table-cell>
          <table:table-cell table:formula="of:=ROUND([.E113]*80000/[.A113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" calcext:value-type="float">
            <text:p>0,5</text:p>
          </table:table-cell>
          <table:table-cell table:formula="of:=[.H$1]*[.A114]+[.H$2]" office:value-type="float" office:value="0.7515" calcext:value-type="float">
            <text:p>0,7515</text:p>
          </table:table-cell>
          <table:table-cell table:formula="of:=ROUNDUP(LOG(1/[.C114];2))" office:value-type="float" office:value="1" calcext:value-type="float">
            <text:p>1</text:p>
          </table:table-cell>
          <table:table-cell table:formula="of:=1/POWER(2;[.D114])" office:value-type="float" office:value="0.5" calcext:value-type="float">
            <text:p>0,5</text:p>
          </table:table-cell>
          <table:table-cell table:formula="of:=ROUND([.E114]*80000/[.A114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table:formula="of:=[.H$1]*[.A115]+[.H$2]" office:value-type="float" office:value="0.77" calcext:value-type="float">
            <text:p>0,77</text:p>
          </table:table-cell>
          <table:table-cell table:formula="of:=ROUNDUP(LOG(1/[.C115];2))" office:value-type="float" office:value="1" calcext:value-type="float">
            <text:p>1</text:p>
          </table:table-cell>
          <table:table-cell table:formula="of:=1/POWER(2;[.D115])" office:value-type="float" office:value="0.5" calcext:value-type="float">
            <text:p>0,5</text:p>
          </table:table-cell>
          <table:table-cell table:formula="of:=ROUND([.E115]*80000/[.A11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" calcext:value-type="float">
            <text:p>0,5</text:p>
          </table:table-cell>
          <table:table-cell table:formula="of:=[.H$1]*[.A116]+[.H$2]" office:value-type="float" office:value="0.7885" calcext:value-type="float">
            <text:p>0,7885</text:p>
          </table:table-cell>
          <table:table-cell table:formula="of:=ROUNDUP(LOG(1/[.C116];2))" office:value-type="float" office:value="1" calcext:value-type="float">
            <text:p>1</text:p>
          </table:table-cell>
          <table:table-cell table:formula="of:=1/POWER(2;[.D116])" office:value-type="float" office:value="0.5" calcext:value-type="float">
            <text:p>0,5</text:p>
          </table:table-cell>
          <table:table-cell table:formula="of:=ROUND([.E116]*80000/[.A116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" calcext:value-type="float">
            <text:p>0,5</text:p>
          </table:table-cell>
          <table:table-cell table:formula="of:=[.H$1]*[.A117]+[.H$2]" office:value-type="float" office:value="0.807" calcext:value-type="float">
            <text:p>0,807</text:p>
          </table:table-cell>
          <table:table-cell table:formula="of:=ROUNDUP(LOG(1/[.C117];2))" office:value-type="float" office:value="1" calcext:value-type="float">
            <text:p>1</text:p>
          </table:table-cell>
          <table:table-cell table:formula="of:=1/POWER(2;[.D117])" office:value-type="float" office:value="0.5" calcext:value-type="float">
            <text:p>0,5</text:p>
          </table:table-cell>
          <table:table-cell table:formula="of:=ROUND([.E117]*80000/[.A117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" calcext:value-type="float">
            <text:p>0,5</text:p>
          </table:table-cell>
          <table:table-cell table:formula="of:=[.H$1]*[.A118]+[.H$2]" office:value-type="float" office:value="0.8255" calcext:value-type="float">
            <text:p>0,8255</text:p>
          </table:table-cell>
          <table:table-cell table:formula="of:=ROUNDUP(LOG(1/[.C118];2))" office:value-type="float" office:value="1" calcext:value-type="float">
            <text:p>1</text:p>
          </table:table-cell>
          <table:table-cell table:formula="of:=1/POWER(2;[.D118])" office:value-type="float" office:value="0.5" calcext:value-type="float">
            <text:p>0,5</text:p>
          </table:table-cell>
          <table:table-cell table:formula="of:=ROUND([.E118]*80000/[.A118]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" calcext:value-type="float">
            <text:p>0,5</text:p>
          </table:table-cell>
          <table:table-cell table:formula="of:=[.H$1]*[.A119]+[.H$2]" office:value-type="float" office:value="0.844" calcext:value-type="float">
            <text:p>0,844</text:p>
          </table:table-cell>
          <table:table-cell table:formula="of:=ROUNDUP(LOG(1/[.C119];2))" office:value-type="float" office:value="1" calcext:value-type="float">
            <text:p>1</text:p>
          </table:table-cell>
          <table:table-cell table:formula="of:=1/POWER(2;[.D119])" office:value-type="float" office:value="0.5" calcext:value-type="float">
            <text:p>0,5</text:p>
          </table:table-cell>
          <table:table-cell table:formula="of:=ROUND([.E119]*80000/[.A119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" calcext:value-type="float">
            <text:p>0,5</text:p>
          </table:table-cell>
          <table:table-cell table:formula="of:=[.H$1]*[.A120]+[.H$2]" office:value-type="float" office:value="0.8625" calcext:value-type="float">
            <text:p>0,8625</text:p>
          </table:table-cell>
          <table:table-cell table:formula="of:=ROUNDUP(LOG(1/[.C120];2))" office:value-type="float" office:value="1" calcext:value-type="float">
            <text:p>1</text:p>
          </table:table-cell>
          <table:table-cell table:formula="of:=1/POWER(2;[.D120])" office:value-type="float" office:value="0.5" calcext:value-type="float">
            <text:p>0,5</text:p>
          </table:table-cell>
          <table:table-cell table:formula="of:=ROUND([.E120]*80000/[.A120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" calcext:value-type="float">
            <text:p>0,5</text:p>
          </table:table-cell>
          <table:table-cell table:formula="of:=[.H$1]*[.A121]+[.H$2]" office:value-type="float" office:value="0.881" calcext:value-type="float">
            <text:p>0,881</text:p>
          </table:table-cell>
          <table:table-cell table:formula="of:=ROUNDUP(LOG(1/[.C121];2))" office:value-type="float" office:value="1" calcext:value-type="float">
            <text:p>1</text:p>
          </table:table-cell>
          <table:table-cell table:formula="of:=1/POWER(2;[.D121])" office:value-type="float" office:value="0.5" calcext:value-type="float">
            <text:p>0,5</text:p>
          </table:table-cell>
          <table:table-cell table:formula="of:=ROUND([.E121]*80000/[.A121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" calcext:value-type="float">
            <text:p>0,5</text:p>
          </table:table-cell>
          <table:table-cell table:formula="of:=[.H$1]*[.A122]+[.H$2]" office:value-type="float" office:value="0.8995" calcext:value-type="float">
            <text:p>0,8995</text:p>
          </table:table-cell>
          <table:table-cell table:formula="of:=ROUNDUP(LOG(1/[.C122];2))" office:value-type="float" office:value="1" calcext:value-type="float">
            <text:p>1</text:p>
          </table:table-cell>
          <table:table-cell table:formula="of:=1/POWER(2;[.D122])" office:value-type="float" office:value="0.5" calcext:value-type="float">
            <text:p>0,5</text:p>
          </table:table-cell>
          <table:table-cell table:formula="of:=ROUND([.E122]*80000/[.A122]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,5</text:p>
          </table:table-cell>
          <table:table-cell table:formula="of:=[.H$1]*[.A123]+[.H$2]" office:value-type="float" office:value="0.918" calcext:value-type="float">
            <text:p>0,918</text:p>
          </table:table-cell>
          <table:table-cell table:formula="of:=ROUNDUP(LOG(1/[.C123];2))" office:value-type="float" office:value="1" calcext:value-type="float">
            <text:p>1</text:p>
          </table:table-cell>
          <table:table-cell table:formula="of:=1/POWER(2;[.D123])" office:value-type="float" office:value="0.5" calcext:value-type="float">
            <text:p>0,5</text:p>
          </table:table-cell>
          <table:table-cell table:formula="of:=ROUND([.E123]*80000/[.A123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" calcext:value-type="float">
            <text:p>0,5</text:p>
          </table:table-cell>
          <table:table-cell table:formula="of:=[.H$1]*[.A124]+[.H$2]" office:value-type="float" office:value="0.9365" calcext:value-type="float">
            <text:p>0,9365</text:p>
          </table:table-cell>
          <table:table-cell table:formula="of:=ROUNDUP(LOG(1/[.C124];2))" office:value-type="float" office:value="1" calcext:value-type="float">
            <text:p>1</text:p>
          </table:table-cell>
          <table:table-cell table:formula="of:=1/POWER(2;[.D124])" office:value-type="float" office:value="0.5" calcext:value-type="float">
            <text:p>0,5</text:p>
          </table:table-cell>
          <table:table-cell table:formula="of:=ROUND([.E124]*80000/[.A124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table:formula="of:=[.H$1]*[.A125]+[.H$2]" office:value-type="float" office:value="0.955" calcext:value-type="float">
            <text:p>0,955</text:p>
          </table:table-cell>
          <table:table-cell table:formula="of:=ROUNDUP(LOG(1/[.C125];2))" office:value-type="float" office:value="1" calcext:value-type="float">
            <text:p>1</text:p>
          </table:table-cell>
          <table:table-cell table:formula="of:=1/POWER(2;[.D125])" office:value-type="float" office:value="0.5" calcext:value-type="float">
            <text:p>0,5</text:p>
          </table:table-cell>
          <table:table-cell table:formula="of:=ROUND([.E125]*80000/[.A125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" calcext:value-type="float">
            <text:p>0,5</text:p>
          </table:table-cell>
          <table:table-cell table:formula="of:=[.H$1]*[.A126]+[.H$2]" office:value-type="float" office:value="0.9735" calcext:value-type="float">
            <text:p>0,9735</text:p>
          </table:table-cell>
          <table:table-cell table:formula="of:=ROUNDUP(LOG(1/[.C126];2))" office:value-type="float" office:value="1" calcext:value-type="float">
            <text:p>1</text:p>
          </table:table-cell>
          <table:table-cell table:formula="of:=1/POWER(2;[.D126])" office:value-type="float" office:value="0.5" calcext:value-type="float">
            <text:p>0,5</text:p>
          </table:table-cell>
          <table:table-cell table:formula="of:=ROUND([.E126]*80000/[.A126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" calcext:value-type="float">
            <text:p>0,5</text:p>
          </table:table-cell>
          <table:table-cell table:formula="of:=[.H$1]*[.A127]+[.H$2]" office:value-type="float" office:value="0.992" calcext:value-type="float">
            <text:p>0,992</text:p>
          </table:table-cell>
          <table:table-cell office:value-type="float" office:value="0" calcext:value-type="float">
            <text:p>0</text:p>
          </table:table-cell>
          <table:table-cell table:formula="of:=1/POWER(2;[.D127])" office:value-type="float" office:value="1" calcext:value-type="float">
            <text:p>1</text:p>
          </table:table-cell>
          <table:table-cell table:formula="of:=ROUND([.E127]*80000/[.A127])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" calcext:value-type="float">
            <text:p>0,5</text:p>
          </table:table-cell>
          <table:table-cell table:formula="of:=[.H$1]*[.A128]+[.H$2]" office:value-type="float" office:value="1.0105" calcext:value-type="float">
            <text:p>1,0105</text:p>
          </table:table-cell>
          <table:table-cell office:value-type="float" office:value="0" calcext:value-type="float">
            <text:p>0</text:p>
          </table:table-cell>
          <table:table-cell table:formula="of:=1/POWER(2;[.D128])" office:value-type="float" office:value="1" calcext:value-type="float">
            <text:p>1</text:p>
          </table:table-cell>
          <table:table-cell table:formula="of:=ROUND([.E128]*80000/[.A128]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" calcext:value-type="float">
            <text:p>0,5</text:p>
          </table:table-cell>
          <table:table-cell table:formula="of:=[.H$1]*[.A129]+[.H$2]" office:value-type="float" office:value="1.029" calcext:value-type="float">
            <text:p>1,029</text:p>
          </table:table-cell>
          <table:table-cell table:formula="of:=0" office:value-type="float" office:value="0" calcext:value-type="float">
            <text:p>0</text:p>
          </table:table-cell>
          <table:table-cell table:formula="of:=1/POWER(2;[.D129])" office:value-type="float" office:value="1" calcext:value-type="float">
            <text:p>1</text:p>
          </table:table-cell>
          <table:table-cell table:formula="of:=ROUND([.E129]*80000/[.A129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" calcext:value-type="float">
            <text:p>0,5</text:p>
          </table:table-cell>
          <table:table-cell table:formula="of:=[.H$1]*[.A130]+[.H$2]" office:value-type="float" office:value="1.0475" calcext:value-type="float">
            <text:p>1,0475</text:p>
          </table:table-cell>
          <table:table-cell table:formula="of:=0" office:value-type="float" office:value="0" calcext:value-type="float">
            <text:p>0</text:p>
          </table:table-cell>
          <table:table-cell table:formula="of:=1/POWER(2;[.D130])" office:value-type="float" office:value="1" calcext:value-type="float">
            <text:p>1</text:p>
          </table:table-cell>
          <table:table-cell table:formula="of:=ROUND([.E130]*80000/[.A130]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H$1]*[.A131]+[.H$2]" office:value-type="float" office:value="1.066" calcext:value-type="float">
            <text:p>1,066</text:p>
          </table:table-cell>
          <table:table-cell office:value-type="float" office:value="0" calcext:value-type="float">
            <text:p>0</text:p>
          </table:table-cell>
          <table:table-cell table:formula="of:=1/POWER(2;[.D131])" office:value-type="float" office:value="1" calcext:value-type="float">
            <text:p>1</text:p>
          </table:table-cell>
          <table:table-cell table:formula="of:=ROUND([.E131]*80000/[.A131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formula="of:=[.H$1]*[.A132]+[.H$2]" office:value-type="float" office:value="1.0845" calcext:value-type="float">
            <text:p>1,0845</text:p>
          </table:table-cell>
          <table:table-cell table:formula="of:=0" office:value-type="float" office:value="0" calcext:value-type="float">
            <text:p>0</text:p>
          </table:table-cell>
          <table:table-cell table:formula="of:=1/POWER(2;[.D132])" office:value-type="float" office:value="1" calcext:value-type="float">
            <text:p>1</text:p>
          </table:table-cell>
          <table:table-cell table:formula="of:=ROUND([.E132]*80000/[.A132]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formula="of:=[.H$1]*[.A133]+[.H$2]" office:value-type="float" office:value="1.103" calcext:value-type="float">
            <text:p>1,103</text:p>
          </table:table-cell>
          <table:table-cell office:value-type="float" office:value="0" calcext:value-type="float">
            <text:p>0</text:p>
          </table:table-cell>
          <table:table-cell table:formula="of:=1/POWER(2;[.D133])" office:value-type="float" office:value="1" calcext:value-type="float">
            <text:p>1</text:p>
          </table:table-cell>
          <table:table-cell table:formula="of:=ROUND([.E133]*80000/[.A133]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H$1]*[.A134]+[.H$2]" office:value-type="float" office:value="1.1215" calcext:value-type="float">
            <text:p>1,1215</text:p>
          </table:table-cell>
          <table:table-cell table:formula="of:=0" office:value-type="float" office:value="0" calcext:value-type="float">
            <text:p>0</text:p>
          </table:table-cell>
          <table:table-cell table:formula="of:=1/POWER(2;[.D134])" office:value-type="float" office:value="1" calcext:value-type="float">
            <text:p>1</text:p>
          </table:table-cell>
          <table:table-cell table:formula="of:=ROUND([.E134]*80000/[.A134]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H$1]*[.A135]+[.H$2]" office:value-type="float" office:value="1.14" calcext:value-type="float">
            <text:p>1,14</text:p>
          </table:table-cell>
          <table:table-cell table:formula="of:=0" office:value-type="float" office:value="0" calcext:value-type="float">
            <text:p>0</text:p>
          </table:table-cell>
          <table:table-cell table:formula="of:=1/POWER(2;[.D135])" office:value-type="float" office:value="1" calcext:value-type="float">
            <text:p>1</text:p>
          </table:table-cell>
          <table:table-cell table:formula="of:=ROUND([.E135]*80000/[.A135]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formula="of:=[.H$1]*[.A136]+[.H$2]" office:value-type="float" office:value="1.1585" calcext:value-type="float">
            <text:p>1,1585</text:p>
          </table:table-cell>
          <table:table-cell office:value-type="float" office:value="0" calcext:value-type="float">
            <text:p>0</text:p>
          </table:table-cell>
          <table:table-cell table:formula="of:=1/POWER(2;[.D136])" office:value-type="float" office:value="1" calcext:value-type="float">
            <text:p>1</text:p>
          </table:table-cell>
          <table:table-cell table:formula="of:=ROUND([.E136]*80000/[.A136]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formula="of:=[.H$1]*[.A137]+[.H$2]" office:value-type="float" office:value="1.177" calcext:value-type="float">
            <text:p>1,177</text:p>
          </table:table-cell>
          <table:table-cell office:value-type="float" office:value="0" calcext:value-type="float">
            <text:p>0</text:p>
          </table:table-cell>
          <table:table-cell table:formula="of:=1/POWER(2;[.D137])" office:value-type="float" office:value="1" calcext:value-type="float">
            <text:p>1</text:p>
          </table:table-cell>
          <table:table-cell table:formula="of:=ROUND([.E137]*80000/[.A137]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formula="of:=[.H$1]*[.A138]+[.H$2]" office:value-type="float" office:value="1.1955" calcext:value-type="float">
            <text:p>1,1955</text:p>
          </table:table-cell>
          <table:table-cell office:value-type="float" office:value="0" calcext:value-type="float">
            <text:p>0</text:p>
          </table:table-cell>
          <table:table-cell table:formula="of:=1/POWER(2;[.D138])" office:value-type="float" office:value="1" calcext:value-type="float">
            <text:p>1</text:p>
          </table:table-cell>
          <table:table-cell table:formula="of:=ROUND([.E138]*80000/[.A138]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formula="of:=[.H$1]*[.A139]+[.H$2]" office:value-type="float" office:value="1.214" calcext:value-type="float">
            <text:p>1,214</text:p>
          </table:table-cell>
          <table:table-cell office:value-type="float" office:value="0" calcext:value-type="float">
            <text:p>0</text:p>
          </table:table-cell>
          <table:table-cell table:formula="of:=1/POWER(2;[.D139])" office:value-type="float" office:value="1" calcext:value-type="float">
            <text:p>1</text:p>
          </table:table-cell>
          <table:table-cell table:formula="of:=ROUND([.E139]*80000/[.A139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formula="of:=[.H$1]*[.A140]+[.H$2]" office:value-type="float" office:value="1.2325" calcext:value-type="float">
            <text:p>1,2325</text:p>
          </table:table-cell>
          <table:table-cell office:value-type="float" office:value="0" calcext:value-type="float">
            <text:p>0</text:p>
          </table:table-cell>
          <table:table-cell table:formula="of:=1/POWER(2;[.D140])" office:value-type="float" office:value="1" calcext:value-type="float">
            <text:p>1</text:p>
          </table:table-cell>
          <table:table-cell table:formula="of:=ROUND([.E140]*80000/[.A140])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formula="of:=[.H$1]*[.A141]+[.H$2]" office:value-type="float" office:value="1.251" calcext:value-type="float">
            <text:p>1,251</text:p>
          </table:table-cell>
          <table:table-cell office:value-type="float" office:value="0" calcext:value-type="float">
            <text:p>0</text:p>
          </table:table-cell>
          <table:table-cell table:formula="of:=1/POWER(2;[.D141])" office:value-type="float" office:value="1" calcext:value-type="float">
            <text:p>1</text:p>
          </table:table-cell>
          <table:table-cell table:formula="of:=ROUND([.E141]*80000/[.A141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formula="of:=[.H$1]*[.A142]+[.H$2]" office:value-type="float" office:value="1.2695" calcext:value-type="float">
            <text:p>1,2695</text:p>
          </table:table-cell>
          <table:table-cell office:value-type="float" office:value="0" calcext:value-type="float">
            <text:p>0</text:p>
          </table:table-cell>
          <table:table-cell table:formula="of:=1/POWER(2;[.D142])" office:value-type="float" office:value="1" calcext:value-type="float">
            <text:p>1</text:p>
          </table:table-cell>
          <table:table-cell table:formula="of:=ROUND([.E142]*80000/[.A142]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formula="of:=[.H$1]*[.A143]+[.H$2]" office:value-type="float" office:value="1.288" calcext:value-type="float">
            <text:p>1,288</text:p>
          </table:table-cell>
          <table:table-cell office:value-type="float" office:value="0" calcext:value-type="float">
            <text:p>0</text:p>
          </table:table-cell>
          <table:table-cell table:formula="of:=1/POWER(2;[.D143])" office:value-type="float" office:value="1" calcext:value-type="float">
            <text:p>1</text:p>
          </table:table-cell>
          <table:table-cell table:formula="of:=ROUND([.E143]*80000/[.A143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formula="of:=[.H$1]*[.A144]+[.H$2]" office:value-type="float" office:value="1.3065" calcext:value-type="float">
            <text:p>1,3065</text:p>
          </table:table-cell>
          <table:table-cell office:value-type="float" office:value="0" calcext:value-type="float">
            <text:p>0</text:p>
          </table:table-cell>
          <table:table-cell table:formula="of:=1/POWER(2;[.D144])" office:value-type="float" office:value="1" calcext:value-type="float">
            <text:p>1</text:p>
          </table:table-cell>
          <table:table-cell table:formula="of:=ROUND([.E144]*80000/[.A144]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H$1]*[.A145]+[.H$2]" office:value-type="float" office:value="1.325" calcext:value-type="float">
            <text:p>1,325</text:p>
          </table:table-cell>
          <table:table-cell office:value-type="float" office:value="0" calcext:value-type="float">
            <text:p>0</text:p>
          </table:table-cell>
          <table:table-cell table:formula="of:=1/POWER(2;[.D145])" office:value-type="float" office:value="1" calcext:value-type="float">
            <text:p>1</text:p>
          </table:table-cell>
          <table:table-cell table:formula="of:=ROUND([.E145]*80000/[.A145]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formula="of:=[.H$1]*[.A146]+[.H$2]" office:value-type="float" office:value="1.3435" calcext:value-type="float">
            <text:p>1,3435</text:p>
          </table:table-cell>
          <table:table-cell office:value-type="float" office:value="0" calcext:value-type="float">
            <text:p>0</text:p>
          </table:table-cell>
          <table:table-cell table:formula="of:=1/POWER(2;[.D146])" office:value-type="float" office:value="1" calcext:value-type="float">
            <text:p>1</text:p>
          </table:table-cell>
          <table:table-cell table:formula="of:=ROUND([.E146]*80000/[.A146]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formula="of:=[.H$1]*[.A147]+[.H$2]"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formula="of:=1/POWER(2;[.D147])" office:value-type="float" office:value="1" calcext:value-type="float">
            <text:p>1</text:p>
          </table:table-cell>
          <table:table-cell table:formula="of:=ROUND([.E147]*80000/[.A147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formula="of:=[.H$1]*[.A148]+[.H$2]" office:value-type="float" office:value="1.3805" calcext:value-type="float">
            <text:p>1,3805</text:p>
          </table:table-cell>
          <table:table-cell office:value-type="float" office:value="0" calcext:value-type="float">
            <text:p>0</text:p>
          </table:table-cell>
          <table:table-cell table:formula="of:=1/POWER(2;[.D148])" office:value-type="float" office:value="1" calcext:value-type="float">
            <text:p>1</text:p>
          </table:table-cell>
          <table:table-cell table:formula="of:=ROUND([.E148]*80000/[.A148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formula="of:=[.H$1]*[.A149]+[.H$2]" office:value-type="float" office:value="1.399" calcext:value-type="float">
            <text:p>1,399</text:p>
          </table:table-cell>
          <table:table-cell office:value-type="float" office:value="0" calcext:value-type="float">
            <text:p>0</text:p>
          </table:table-cell>
          <table:table-cell table:formula="of:=1/POWER(2;[.D149])" office:value-type="float" office:value="1" calcext:value-type="float">
            <text:p>1</text:p>
          </table:table-cell>
          <table:table-cell table:formula="of:=ROUND([.E149]*80000/[.A149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H$1]*[.A150]+[.H$2]" office:value-type="float" office:value="1.4175" calcext:value-type="float">
            <text:p>1,4175</text:p>
          </table:table-cell>
          <table:table-cell office:value-type="float" office:value="0" calcext:value-type="float">
            <text:p>0</text:p>
          </table:table-cell>
          <table:table-cell table:formula="of:=1/POWER(2;[.D150])" office:value-type="float" office:value="1" calcext:value-type="float">
            <text:p>1</text:p>
          </table:table-cell>
          <table:table-cell table:formula="of:=ROUND([.E150]*80000/[.A150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[.H$1]*[.A151]+[.H$2]" office:value-type="float" office:value="1.436" calcext:value-type="float">
            <text:p>1,436</text:p>
          </table:table-cell>
          <table:table-cell office:value-type="float" office:value="0" calcext:value-type="float">
            <text:p>0</text:p>
          </table:table-cell>
          <table:table-cell table:formula="of:=1/POWER(2;[.D151])" office:value-type="float" office:value="1" calcext:value-type="float">
            <text:p>1</text:p>
          </table:table-cell>
          <table:table-cell table:formula="of:=ROUND([.E151]*80000/[.A151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H$1]*[.A152]+[.H$2]" office:value-type="float" office:value="1.4545" calcext:value-type="float">
            <text:p>1,4545</text:p>
          </table:table-cell>
          <table:table-cell office:value-type="float" office:value="0" calcext:value-type="float">
            <text:p>0</text:p>
          </table:table-cell>
          <table:table-cell table:formula="of:=1/POWER(2;[.D152])" office:value-type="float" office:value="1" calcext:value-type="float">
            <text:p>1</text:p>
          </table:table-cell>
          <table:table-cell table:formula="of:=ROUND([.E152]*80000/[.A152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formula="of:=[.H$1]*[.A153]+[.H$2]" office:value-type="float" office:value="1.473" calcext:value-type="float">
            <text:p>1,473</text:p>
          </table:table-cell>
          <table:table-cell office:value-type="float" office:value="0" calcext:value-type="float">
            <text:p>0</text:p>
          </table:table-cell>
          <table:table-cell table:formula="of:=1/POWER(2;[.D153])" office:value-type="float" office:value="1" calcext:value-type="float">
            <text:p>1</text:p>
          </table:table-cell>
          <table:table-cell table:formula="of:=ROUND([.E153]*80000/[.A153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[.H$1]*[.A154]+[.H$2]" office:value-type="float" office:value="1.4915" calcext:value-type="float">
            <text:p>1,4915</text:p>
          </table:table-cell>
          <table:table-cell office:value-type="float" office:value="0" calcext:value-type="float">
            <text:p>0</text:p>
          </table:table-cell>
          <table:table-cell table:formula="of:=1/POWER(2;[.D154])" office:value-type="float" office:value="1" calcext:value-type="float">
            <text:p>1</text:p>
          </table:table-cell>
          <table:table-cell table:formula="of:=ROUND([.E154]*80000/[.A154]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H$1]*[.A155]+[.H$2]" office:value-type="float" office:value="1.51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table:formula="of:=1/POWER(2;[.D155])" office:value-type="float" office:value="1" calcext:value-type="float">
            <text:p>1</text:p>
          </table:table-cell>
          <table:table-cell table:formula="of:=ROUND([.E155]*80000/[.A15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formula="of:=[.H$1]*[.A156]+[.H$2]" office:value-type="float" office:value="1.5285" calcext:value-type="float">
            <text:p>1,5285</text:p>
          </table:table-cell>
          <table:table-cell office:value-type="float" office:value="0" calcext:value-type="float">
            <text:p>0</text:p>
          </table:table-cell>
          <table:table-cell table:formula="of:=1/POWER(2;[.D156])" office:value-type="float" office:value="1" calcext:value-type="float">
            <text:p>1</text:p>
          </table:table-cell>
          <table:table-cell table:formula="of:=ROUND([.E156]*80000/[.A156]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formula="of:=[.H$1]*[.A157]+[.H$2]" office:value-type="float" office:value="1.547" calcext:value-type="float">
            <text:p>1,547</text:p>
          </table:table-cell>
          <table:table-cell office:value-type="float" office:value="0" calcext:value-type="float">
            <text:p>0</text:p>
          </table:table-cell>
          <table:table-cell table:formula="of:=1/POWER(2;[.D157])" office:value-type="float" office:value="1" calcext:value-type="float">
            <text:p>1</text:p>
          </table:table-cell>
          <table:table-cell table:formula="of:=ROUND([.E157]*80000/[.A157])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[.H$1]*[.A158]+[.H$2]" office:value-type="float" office:value="1.5655" calcext:value-type="float">
            <text:p>1,5655</text:p>
          </table:table-cell>
          <table:table-cell office:value-type="float" office:value="0" calcext:value-type="float">
            <text:p>0</text:p>
          </table:table-cell>
          <table:table-cell table:formula="of:=1/POWER(2;[.D158])" office:value-type="float" office:value="1" calcext:value-type="float">
            <text:p>1</text:p>
          </table:table-cell>
          <table:table-cell table:formula="of:=ROUND([.E158]*80000/[.A158]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formula="of:=[.H$1]*[.A159]+[.H$2]" office:value-type="float" office:value="1.584" calcext:value-type="float">
            <text:p>1,584</text:p>
          </table:table-cell>
          <table:table-cell office:value-type="float" office:value="0" calcext:value-type="float">
            <text:p>0</text:p>
          </table:table-cell>
          <table:table-cell table:formula="of:=1/POWER(2;[.D159])" office:value-type="float" office:value="1" calcext:value-type="float">
            <text:p>1</text:p>
          </table:table-cell>
          <table:table-cell table:formula="of:=ROUND([.E159]*80000/[.A159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formula="of:=[.H$1]*[.A160]+[.H$2]" office:value-type="float" office:value="1.6025" calcext:value-type="float">
            <text:p>1,6025</text:p>
          </table:table-cell>
          <table:table-cell office:value-type="float" office:value="0" calcext:value-type="float">
            <text:p>0</text:p>
          </table:table-cell>
          <table:table-cell table:formula="of:=1/POWER(2;[.D160])" office:value-type="float" office:value="1" calcext:value-type="float">
            <text:p>1</text:p>
          </table:table-cell>
          <table:table-cell table:formula="of:=ROUND([.E160]*80000/[.A160]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formula="of:=[.H$1]*[.A161]+[.H$2]" office:value-type="float" office:value="1.621" calcext:value-type="float">
            <text:p>1,621</text:p>
          </table:table-cell>
          <table:table-cell office:value-type="float" office:value="0" calcext:value-type="float">
            <text:p>0</text:p>
          </table:table-cell>
          <table:table-cell table:formula="of:=1/POWER(2;[.D161])" office:value-type="float" office:value="1" calcext:value-type="float">
            <text:p>1</text:p>
          </table:table-cell>
          <table:table-cell table:formula="of:=ROUND([.E161]*80000/[.A161]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formula="of:=[.H$1]*[.A162]+[.H$2]" office:value-type="float" office:value="1.6395" calcext:value-type="float">
            <text:p>1,6395</text:p>
          </table:table-cell>
          <table:table-cell office:value-type="float" office:value="0" calcext:value-type="float">
            <text:p>0</text:p>
          </table:table-cell>
          <table:table-cell table:formula="of:=1/POWER(2;[.D162])" office:value-type="float" office:value="1" calcext:value-type="float">
            <text:p>1</text:p>
          </table:table-cell>
          <table:table-cell table:formula="of:=ROUND([.E162]*80000/[.A162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formula="of:=[.H$1]*[.A163]+[.H$2]" office:value-type="float" office:value="1.658" calcext:value-type="float">
            <text:p>1,658</text:p>
          </table:table-cell>
          <table:table-cell office:value-type="float" office:value="0" calcext:value-type="float">
            <text:p>0</text:p>
          </table:table-cell>
          <table:table-cell table:formula="of:=1/POWER(2;[.D163])" office:value-type="float" office:value="1" calcext:value-type="float">
            <text:p>1</text:p>
          </table:table-cell>
          <table:table-cell table:formula="of:=ROUND([.E163]*80000/[.A163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formula="of:=[.H$1]*[.A164]+[.H$2]" office:value-type="float" office:value="1.6765" calcext:value-type="float">
            <text:p>1,6765</text:p>
          </table:table-cell>
          <table:table-cell office:value-type="float" office:value="0" calcext:value-type="float">
            <text:p>0</text:p>
          </table:table-cell>
          <table:table-cell table:formula="of:=1/POWER(2;[.D164])" office:value-type="float" office:value="1" calcext:value-type="float">
            <text:p>1</text:p>
          </table:table-cell>
          <table:table-cell table:formula="of:=ROUND([.E164]*80000/[.A164]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H$1]*[.A165]+[.H$2]" office:value-type="float" office:value="1.695" calcext:value-type="float">
            <text:p>1,695</text:p>
          </table:table-cell>
          <table:table-cell office:value-type="float" office:value="0" calcext:value-type="float">
            <text:p>0</text:p>
          </table:table-cell>
          <table:table-cell table:formula="of:=1/POWER(2;[.D165])" office:value-type="float" office:value="1" calcext:value-type="float">
            <text:p>1</text:p>
          </table:table-cell>
          <table:table-cell table:formula="of:=ROUND([.E165]*80000/[.A165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formula="of:=[.H$1]*[.A166]+[.H$2]" office:value-type="float" office:value="1.7135" calcext:value-type="float">
            <text:p>1,7135</text:p>
          </table:table-cell>
          <table:table-cell office:value-type="float" office:value="0" calcext:value-type="float">
            <text:p>0</text:p>
          </table:table-cell>
          <table:table-cell table:formula="of:=1/POWER(2;[.D166])" office:value-type="float" office:value="1" calcext:value-type="float">
            <text:p>1</text:p>
          </table:table-cell>
          <table:table-cell table:formula="of:=ROUND([.E166]*80000/[.A166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formula="of:=[.H$1]*[.A167]+[.H$2]" office:value-type="float" office:value="1.732" calcext:value-type="float">
            <text:p>1,732</text:p>
          </table:table-cell>
          <table:table-cell office:value-type="float" office:value="0" calcext:value-type="float">
            <text:p>0</text:p>
          </table:table-cell>
          <table:table-cell table:formula="of:=1/POWER(2;[.D167])" office:value-type="float" office:value="1" calcext:value-type="float">
            <text:p>1</text:p>
          </table:table-cell>
          <table:table-cell table:formula="of:=ROUND([.E167]*80000/[.A167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formula="of:=[.H$1]*[.A168]+[.H$2]" office:value-type="float" office:value="1.7505" calcext:value-type="float">
            <text:p>1,7505</text:p>
          </table:table-cell>
          <table:table-cell office:value-type="float" office:value="0" calcext:value-type="float">
            <text:p>0</text:p>
          </table:table-cell>
          <table:table-cell table:formula="of:=1/POWER(2;[.D168])" office:value-type="float" office:value="1" calcext:value-type="float">
            <text:p>1</text:p>
          </table:table-cell>
          <table:table-cell table:formula="of:=ROUND([.E168]*80000/[.A168]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formula="of:=[.H$1]*[.A169]+[.H$2]" office:value-type="float" office:value="1.769" calcext:value-type="float">
            <text:p>1,769</text:p>
          </table:table-cell>
          <table:table-cell office:value-type="float" office:value="0" calcext:value-type="float">
            <text:p>0</text:p>
          </table:table-cell>
          <table:table-cell table:formula="of:=1/POWER(2;[.D169])" office:value-type="float" office:value="1" calcext:value-type="float">
            <text:p>1</text:p>
          </table:table-cell>
          <table:table-cell table:formula="of:=ROUND([.E169]*80000/[.A169]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formula="of:=[.H$1]*[.A170]+[.H$2]" office:value-type="float" office:value="1.7875" calcext:value-type="float">
            <text:p>1,7875</text:p>
          </table:table-cell>
          <table:table-cell office:value-type="float" office:value="0" calcext:value-type="float">
            <text:p>0</text:p>
          </table:table-cell>
          <table:table-cell table:formula="of:=1/POWER(2;[.D170])" office:value-type="float" office:value="1" calcext:value-type="float">
            <text:p>1</text:p>
          </table:table-cell>
          <table:table-cell table:formula="of:=ROUND([.E170]*80000/[.A170]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formula="of:=[.H$1]*[.A171]+[.H$2]" office:value-type="float" office:value="1.806" calcext:value-type="float">
            <text:p>1,806</text:p>
          </table:table-cell>
          <table:table-cell office:value-type="float" office:value="0" calcext:value-type="float">
            <text:p>0</text:p>
          </table:table-cell>
          <table:table-cell table:formula="of:=1/POWER(2;[.D171])" office:value-type="float" office:value="1" calcext:value-type="float">
            <text:p>1</text:p>
          </table:table-cell>
          <table:table-cell table:formula="of:=ROUND([.E171]*80000/[.A171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H$1]*[.A172]+[.H$2]" office:value-type="float" office:value="1.8245" calcext:value-type="float">
            <text:p>1,8245</text:p>
          </table:table-cell>
          <table:table-cell office:value-type="float" office:value="0" calcext:value-type="float">
            <text:p>0</text:p>
          </table:table-cell>
          <table:table-cell table:formula="of:=1/POWER(2;[.D172])" office:value-type="float" office:value="1" calcext:value-type="float">
            <text:p>1</text:p>
          </table:table-cell>
          <table:table-cell table:formula="of:=ROUND([.E172]*80000/[.A172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H$1]*[.A173]+[.H$2]" office:value-type="float" office:value="1.843" calcext:value-type="float">
            <text:p>1,843</text:p>
          </table:table-cell>
          <table:table-cell office:value-type="float" office:value="0" calcext:value-type="float">
            <text:p>0</text:p>
          </table:table-cell>
          <table:table-cell table:formula="of:=1/POWER(2;[.D173])" office:value-type="float" office:value="1" calcext:value-type="float">
            <text:p>1</text:p>
          </table:table-cell>
          <table:table-cell table:formula="of:=ROUND([.E173]*80000/[.A173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formula="of:=[.H$1]*[.A174]+[.H$2]" office:value-type="float" office:value="1.8615" calcext:value-type="float">
            <text:p>1,8615</text:p>
          </table:table-cell>
          <table:table-cell office:value-type="float" office:value="0" calcext:value-type="float">
            <text:p>0</text:p>
          </table:table-cell>
          <table:table-cell table:formula="of:=1/POWER(2;[.D174])" office:value-type="float" office:value="1" calcext:value-type="float">
            <text:p>1</text:p>
          </table:table-cell>
          <table:table-cell table:formula="of:=ROUND([.E174]*80000/[.A174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H$1]*[.A175]+[.H$2]" office:value-type="float" office:value="1.88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table:formula="of:=1/POWER(2;[.D175])" office:value-type="float" office:value="1" calcext:value-type="float">
            <text:p>1</text:p>
          </table:table-cell>
          <table:table-cell table:formula="of:=ROUND([.E175]*80000/[.A175])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2:24:33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4T13:04:33.924000000</meta:creation-date>
    <dc:date>2023-11-29T22:51:05.609000000</dc:date>
    <meta:editing-duration>PT1H1M41S</meta:editing-duration>
    <meta:editing-cycles>7</meta:editing-cycles>
    <meta:generator>LibreOffice/7.3.2.2$Windows_X86_64 LibreOffice_project/49f2b1bff42cfccbd8f788c8dc32c1c309559be0</meta:generator>
    <meta:document-statistic meta:table-count="1" meta:cell-count="10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36cm" svg:height="12.114cm" xlink:href=".." xlink:type="simple" chart:class="chart:scatter" chart:style-name="ch1">
        <chart:legend chart:legend-position="end" svg:x="17.652cm" svg:y="5.272cm" style:legend-expansion="high" chart:style-name="ch2"/>
        <chart:plot-area chart:style-name="ch3" table:cell-range-address="Feuille1.A2:Feuille1.C108 Feuille1.B1:Feuille1.C1 Feuille1.E1:Feuille1.E108" chart:data-source-has-labels="row" svg:x="0.447cm" svg:y="0.207cm" svg:width="17.496cm" svg:height="11.323cm">
          <chart:coordinate-region svg:x="1.192cm" svg:y="0.402cm" svg:width="16.458cm" svg:height="10.489cm"/>
          <chart:axis chart:dimension="x" chart:name="primary-x" chart:style-name="ch4">
            <chart:title svg:x="8cm" svg:y="11.571cm" chart:style-name="ch5">
              <text:p>vitesse en pas/s</text:p>
            </chart:title>
          </chart:axis>
          <chart:axis chart:dimension="y" chart:name="primary-y" chart:style-name="ch6">
            <chart:title svg:x="0.001cm" svg:y="6.428cm" chart:style-name="ch7">
              <text:p>redPas</text:p>
            </chart:title>
            <chart:grid chart:style-name="ch8" chart:class="major"/>
          </chart:axis>
          <chart:series chart:style-name="ch9" chart:values-cell-range-address="Feuille1.B2:Feuille1.B108" chart:label-cell-address="Feuille1.B1:Feuille1.B1" chart:class="chart:scatter">
            <chart:domain table:cell-range-address="Feuille1.A2:Feuille1.A108"/>
            <chart:data-point chart:repeated="107"/>
          </chart:series>
          <chart:series chart:style-name="ch10" chart:values-cell-range-address="Feuille1.C2:Feuille1.C108" chart:label-cell-address="Feuille1.C1:Feuille1.C1" chart:class="chart:scatter">
            <chart:data-point chart:repeated="107"/>
          </chart:series>
          <chart:series chart:style-name="ch11" chart:values-cell-range-address="Feuille1.E2:Feuille1.E108" chart:label-cell-address="Feuille1.E1:Feuille1.E1" chart:class="chart:scatter">
            <chart:data-point chart:repeated="10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Pas souhaité</text:p>
                <draw:g>
                  <svg:desc>Feuille1.B1:Feuille1.B1</svg:desc>
                </draw:g>
              </table:table-cell>
              <table:table-cell office:value-type="string">
                <text:p>redPasLin</text:p>
                <draw:g>
                  <svg:desc>Feuille1.C1:Feuille1.C1</svg:desc>
                </draw:g>
              </table:table-cell>
              <table:table-cell office:value-type="string">
                <text:p>redPasModele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Feuille1.A2:Feuille1.A108</svg:desc>
                </draw:g>
              </table:table-cell>
              <table:table-cell office:value-type="float" office:value="0.0625">
                <text:p>0.0625</text:p>
                <draw:g>
                  <svg:desc>Feuille1.B2:Feuille1.B108</svg:desc>
                </draw:g>
              </table:table-cell>
              <table:table-cell office:value-type="float" office:value="0.07625">
                <text:p>0.07625</text:p>
                <draw:g>
                  <svg:desc>Feuille1.C2:Feuille1.C108</svg:desc>
                </draw:g>
              </table:table-cell>
              <table:table-cell office:value-type="float" office:value="0.0625">
                <text:p>0.0625</text:p>
                <draw:g>
                  <svg:desc>Feuille1.E2:Feuille1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0.0781">
                <text:p>0.078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0625">
                <text:p>0.0625</text:p>
              </table:table-cell>
              <table:table-cell office:value-type="float" office:value="0.07995">
                <text:p>0.0799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.0625">
                <text:p>0.0625</text:p>
              </table:table-cell>
              <table:table-cell office:value-type="float" office:value="0.0818">
                <text:p>0.081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.0625">
                <text:p>0.0625</text:p>
              </table:table-cell>
              <table:table-cell office:value-type="float" office:value="0.08365">
                <text:p>0.0836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625">
                <text:p>0.0625</text:p>
              </table:table-cell>
              <table:table-cell office:value-type="float" office:value="0.0855">
                <text:p>0.08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.0625">
                <text:p>0.0625</text:p>
              </table:table-cell>
              <table:table-cell office:value-type="float" office:value="0.08735">
                <text:p>0.0873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0625">
                <text:p>0.0625</text:p>
              </table:table-cell>
              <table:table-cell office:value-type="float" office:value="0.0892">
                <text:p>0.089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0625">
                <text:p>0.0625</text:p>
              </table:table-cell>
              <table:table-cell office:value-type="float" office:value="0.09105">
                <text:p>0.0910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.0625">
                <text:p>0.0625</text:p>
              </table:table-cell>
              <table:table-cell office:value-type="float" office:value="0.0929">
                <text:p>0.092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0625">
                <text:p>0.0625</text:p>
              </table:table-cell>
              <table:table-cell office:value-type="float" office:value="0.09475">
                <text:p>0.094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.0625">
                <text:p>0.0625</text:p>
              </table:table-cell>
              <table:table-cell office:value-type="float" office:value="0.0966">
                <text:p>0.096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.0625">
                <text:p>0.0625</text:p>
              </table:table-cell>
              <table:table-cell office:value-type="float" office:value="0.09845">
                <text:p>0.0984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0.0625">
                <text:p>0.0625</text:p>
              </table:table-cell>
              <table:table-cell office:value-type="float" office:value="0.1003">
                <text:p>0.100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.0625">
                <text:p>0.0625</text:p>
              </table:table-cell>
              <table:table-cell office:value-type="float" office:value="0.10215">
                <text:p>0.1021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0625">
                <text:p>0.0625</text:p>
              </table:table-cell>
              <table:table-cell office:value-type="float" office:value="0.104">
                <text:p>0.10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0.0625">
                <text:p>0.0625</text:p>
              </table:table-cell>
              <table:table-cell office:value-type="float" office:value="0.10585">
                <text:p>0.1058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.0625">
                <text:p>0.0625</text:p>
              </table:table-cell>
              <table:table-cell office:value-type="float" office:value="0.1077">
                <text:p>0.107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0.0625">
                <text:p>0.0625</text:p>
              </table:table-cell>
              <table:table-cell office:value-type="float" office:value="0.10955">
                <text:p>0.109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0.0625">
                <text:p>0.0625</text:p>
              </table:table-cell>
              <table:table-cell office:value-type="float" office:value="0.1114">
                <text:p>0.111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0625">
                <text:p>0.0625</text:p>
              </table:table-cell>
              <table:table-cell office:value-type="float" office:value="0.11325">
                <text:p>0.113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0.1151">
                <text:p>0.115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.0625">
                <text:p>0.0625</text:p>
              </table:table-cell>
              <table:table-cell office:value-type="float" office:value="0.11695">
                <text:p>0.1169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625">
                <text:p>0.0625</text:p>
              </table:table-cell>
              <table:table-cell office:value-type="float" office:value="0.1188">
                <text:p>0.1188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625">
                <text:p>0.0625</text:p>
              </table:table-cell>
              <table:table-cell office:value-type="float" office:value="0.12065">
                <text:p>0.1206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0625">
                <text:p>0.0625</text:p>
              </table:table-cell>
              <table:table-cell office:value-type="float" office:value="0.1225">
                <text:p>0.12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.12435">
                <text:p>0.1243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0.125">
                <text:p>0.125</text:p>
              </table:table-cell>
              <table:table-cell office:value-type="float" office:value="0.1262">
                <text:p>0.126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125">
                <text:p>0.125</text:p>
              </table:table-cell>
              <table:table-cell office:value-type="float" office:value="0.12805">
                <text:p>0.128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0.125">
                <text:p>0.125</text:p>
              </table:table-cell>
              <table:table-cell office:value-type="float" office:value="0.1299">
                <text:p>0.129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0.125">
                <text:p>0.125</text:p>
              </table:table-cell>
              <table:table-cell office:value-type="float" office:value="0.13175">
                <text:p>0.131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0.125">
                <text:p>0.125</text:p>
              </table:table-cell>
              <table:table-cell office:value-type="float" office:value="0.1336">
                <text:p>0.133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0.125">
                <text:p>0.125</text:p>
              </table:table-cell>
              <table:table-cell office:value-type="float" office:value="0.13545">
                <text:p>0.135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0.125">
                <text:p>0.125</text:p>
              </table:table-cell>
              <table:table-cell office:value-type="float" office:value="0.1373">
                <text:p>0.137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0.125">
                <text:p>0.125</text:p>
              </table:table-cell>
              <table:table-cell office:value-type="float" office:value="0.13915">
                <text:p>0.139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41">
                <text:p>0.14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0.125">
                <text:p>0.125</text:p>
              </table:table-cell>
              <table:table-cell office:value-type="float" office:value="0.14285">
                <text:p>0.1428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0.125">
                <text:p>0.125</text:p>
              </table:table-cell>
              <table:table-cell office:value-type="float" office:value="0.1447">
                <text:p>0.144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0.125">
                <text:p>0.125</text:p>
              </table:table-cell>
              <table:table-cell office:value-type="float" office:value="0.14655">
                <text:p>0.1465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0.125">
                <text:p>0.125</text:p>
              </table:table-cell>
              <table:table-cell office:value-type="float" office:value="0.1484">
                <text:p>0.148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0.125">
                <text:p>0.125</text:p>
              </table:table-cell>
              <table:table-cell office:value-type="float" office:value="0.15025">
                <text:p>0.150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0.125">
                <text:p>0.125</text:p>
              </table:table-cell>
              <table:table-cell office:value-type="float" office:value="0.1521">
                <text:p>0.152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0.125">
                <text:p>0.125</text:p>
              </table:table-cell>
              <table:table-cell office:value-type="float" office:value="0.15395">
                <text:p>0.1539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0.125">
                <text:p>0.125</text:p>
              </table:table-cell>
              <table:table-cell office:value-type="float" office:value="0.1558">
                <text:p>0.15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0.125">
                <text:p>0.125</text:p>
              </table:table-cell>
              <table:table-cell office:value-type="float" office:value="0.15765">
                <text:p>0.1576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0.125">
                <text:p>0.125</text:p>
              </table:table-cell>
              <table:table-cell office:value-type="float" office:value="0.1595">
                <text:p>0.159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0.125">
                <text:p>0.125</text:p>
              </table:table-cell>
              <table:table-cell office:value-type="float" office:value="0.16135">
                <text:p>0.161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0.125">
                <text:p>0.125</text:p>
              </table:table-cell>
              <table:table-cell office:value-type="float" office:value="0.1632">
                <text:p>0.163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0.125">
                <text:p>0.125</text:p>
              </table:table-cell>
              <table:table-cell office:value-type="float" office:value="0.16505">
                <text:p>0.165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0.125">
                <text:p>0.125</text:p>
              </table:table-cell>
              <table:table-cell office:value-type="float" office:value="0.1669">
                <text:p>0.166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0.125">
                <text:p>0.125</text:p>
              </table:table-cell>
              <table:table-cell office:value-type="float" office:value="0.16875">
                <text:p>0.168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.125">
                <text:p>0.125</text:p>
              </table:table-cell>
              <table:table-cell office:value-type="float" office:value="0.1706">
                <text:p>0.170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0.125">
                <text:p>0.125</text:p>
              </table:table-cell>
              <table:table-cell office:value-type="float" office:value="0.17245">
                <text:p>0.172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0.125">
                <text:p>0.125</text:p>
              </table:table-cell>
              <table:table-cell office:value-type="float" office:value="0.1743">
                <text:p>0.174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.125">
                <text:p>0.125</text:p>
              </table:table-cell>
              <table:table-cell office:value-type="float" office:value="0.17615">
                <text:p>0.176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0.125">
                <text:p>0.125</text:p>
              </table:table-cell>
              <table:table-cell office:value-type="float" office:value="0.178">
                <text:p>0.1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0.125">
                <text:p>0.125</text:p>
              </table:table-cell>
              <table:table-cell office:value-type="float" office:value="0.17985">
                <text:p>0.1798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0.1817">
                <text:p>0.181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.125">
                <text:p>0.125</text:p>
              </table:table-cell>
              <table:table-cell office:value-type="float" office:value="0.18355">
                <text:p>0.1835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0.125">
                <text:p>0.125</text:p>
              </table:table-cell>
              <table:table-cell office:value-type="float" office:value="0.1854">
                <text:p>0.185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0.125">
                <text:p>0.125</text:p>
              </table:table-cell>
              <table:table-cell office:value-type="float" office:value="0.18725">
                <text:p>0.187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">
                <text:p>86</text:p>
              </table:table-cell>
              <table:table-cell office:value-type="float" office:value="0.125">
                <text:p>0.125</text:p>
              </table:table-cell>
              <table:table-cell office:value-type="float" office:value="0.1891">
                <text:p>0.189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125">
                <text:p>0.125</text:p>
              </table:table-cell>
              <table:table-cell office:value-type="float" office:value="0.19095">
                <text:p>0.1909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0.125">
                <text:p>0.125</text:p>
              </table:table-cell>
              <table:table-cell office:value-type="float" office:value="0.1928">
                <text:p>0.192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  <table:table-cell office:value-type="float" office:value="0.125">
                <text:p>0.125</text:p>
              </table:table-cell>
              <table:table-cell office:value-type="float" office:value="0.19465">
                <text:p>0.1946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0.125">
                <text:p>0.125</text:p>
              </table:table-cell>
              <table:table-cell office:value-type="float" office:value="0.1965">
                <text:p>0.196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0.19835">
                <text:p>0.198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0.125">
                <text:p>0.125</text:p>
              </table:table-cell>
              <table:table-cell office:value-type="float" office:value="0.2002">
                <text:p>0.200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">
                <text:p>93</text:p>
              </table:table-cell>
              <table:table-cell office:value-type="float" office:value="0.125">
                <text:p>0.125</text:p>
              </table:table-cell>
              <table:table-cell office:value-type="float" office:value="0.20205">
                <text:p>0.202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0.125">
                <text:p>0.125</text:p>
              </table:table-cell>
              <table:table-cell office:value-type="float" office:value="0.2039">
                <text:p>0.20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0.125">
                <text:p>0.125</text:p>
              </table:table-cell>
              <table:table-cell office:value-type="float" office:value="0.20575">
                <text:p>0.205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0.125">
                <text:p>0.125</text:p>
              </table:table-cell>
              <table:table-cell office:value-type="float" office:value="0.2076">
                <text:p>0.207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.125">
                <text:p>0.125</text:p>
              </table:table-cell>
              <table:table-cell office:value-type="float" office:value="0.20945">
                <text:p>0.2094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0.125">
                <text:p>0.125</text:p>
              </table:table-cell>
              <table:table-cell office:value-type="float" office:value="0.2113">
                <text:p>0.211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0.125">
                <text:p>0.125</text:p>
              </table:table-cell>
              <table:table-cell office:value-type="float" office:value="0.21315">
                <text:p>0.213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125">
                <text:p>0.125</text:p>
              </table:table-cell>
              <table:table-cell office:value-type="float" office:value="0.215">
                <text:p>0.2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0.25">
                <text:p>0.25</text:p>
              </table:table-cell>
              <table:table-cell office:value-type="float" office:value="0.2187">
                <text:p>0.218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0.25">
                <text:p>0.25</text:p>
              </table:table-cell>
              <table:table-cell office:value-type="float" office:value="0.2224">
                <text:p>0.222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0.25">
                <text:p>0.25</text:p>
              </table:table-cell>
              <table:table-cell office:value-type="float" office:value="0.2261">
                <text:p>0.226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0.25">
                <text:p>0.25</text:p>
              </table:table-cell>
              <table:table-cell office:value-type="float" office:value="0.2298">
                <text:p>0.229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0.25">
                <text:p>0.25</text:p>
              </table:table-cell>
              <table:table-cell office:value-type="float" office:value="0.2335">
                <text:p>0.233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">
                <text:p>112</text:p>
              </table:table-cell>
              <table:table-cell office:value-type="float" office:value="0.25">
                <text:p>0.25</text:p>
              </table:table-cell>
              <table:table-cell office:value-type="float" office:value="0.2372">
                <text:p>0.237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0.25">
                <text:p>0.25</text:p>
              </table:table-cell>
              <table:table-cell office:value-type="float" office:value="0.2409">
                <text:p>0.240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">
                <text:p>116</text:p>
              </table:table-cell>
              <table:table-cell office:value-type="float" office:value="0.25">
                <text:p>0.25</text:p>
              </table:table-cell>
              <table:table-cell office:value-type="float" office:value="0.2446">
                <text:p>0.24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">
                <text:p>118</text:p>
              </table:table-cell>
              <table:table-cell office:value-type="float" office:value="0.25">
                <text:p>0.25</text:p>
              </table:table-cell>
              <table:table-cell office:value-type="float" office:value="0.2483">
                <text:p>0.248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">
                <text:p>120</text:p>
              </table:table-cell>
              <table:table-cell office:value-type="float" office:value="0.25">
                <text:p>0.25</text:p>
              </table:table-cell>
              <table:table-cell office:value-type="float" office:value="0.252">
                <text:p>0.2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">
                <text:p>130</text:p>
              </table:table-cell>
              <table:table-cell office:value-type="float" office:value="0.25">
                <text:p>0.25</text:p>
              </table:table-cell>
              <table:table-cell office:value-type="float" office:value="0.2705">
                <text:p>0.27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">
                <text:p>140</text:p>
              </table:table-cell>
              <table:table-cell office:value-type="float" office:value="0.25">
                <text:p>0.25</text:p>
              </table:table-cell>
              <table:table-cell office:value-type="float" office:value="0.289">
                <text:p>0.2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0.25">
                <text:p>0.25</text:p>
              </table:table-cell>
              <table:table-cell office:value-type="float" office:value="0.3075">
                <text:p>0.30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">
                <text:p>160</text:p>
              </table:table-cell>
              <table:table-cell office:value-type="float" office:value="0.25">
                <text:p>0.25</text:p>
              </table:table-cell>
              <table:table-cell office:value-type="float" office:value="0.326">
                <text:p>0.3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0">
                <text:p>170</text:p>
              </table:table-cell>
              <table:table-cell office:value-type="float" office:value="0.25">
                <text:p>0.25</text:p>
              </table:table-cell>
              <table:table-cell office:value-type="float" office:value="0.3445">
                <text:p>0.34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">
                <text:p>180</text:p>
              </table:table-cell>
              <table:table-cell office:value-type="float" office:value="0.25">
                <text:p>0.25</text:p>
              </table:table-cell>
              <table:table-cell office:value-type="float" office:value="0.363">
                <text:p>0.3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">
                <text:p>190</text:p>
              </table:table-cell>
              <table:table-cell office:value-type="float" office:value="0.25">
                <text:p>0.25</text:p>
              </table:table-cell>
              <table:table-cell office:value-type="float" office:value="0.3815">
                <text:p>0.38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0">
                <text:p>210</text:p>
              </table:table-cell>
              <table:table-cell office:value-type="float" office:value="0.25">
                <text:p>0.25</text:p>
              </table:table-cell>
              <table:table-cell office:value-type="float" office:value="0.4185">
                <text:p>0.41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437">
                <text:p>0.4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0.25">
                <text:p>0.25</text:p>
              </table:table-cell>
              <table:table-cell office:value-type="float" office:value="0.4555">
                <text:p>0.45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0">
                <text:p>240</text:p>
              </table:table-cell>
              <table:table-cell office:value-type="float" office:value="0.25">
                <text:p>0.25</text:p>
              </table:table-cell>
              <table:table-cell office:value-type="float" office:value="0.474">
                <text:p>0.4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0.4925">
                <text:p>0.49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0">
                <text:p>270</text:p>
              </table:table-cell>
              <table:table-cell office:value-type="float" office:value="0.5">
                <text:p>0.5</text:p>
              </table:table-cell>
              <table:table-cell office:value-type="float" office:value="0.5295">
                <text:p>0.5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">
                <text:p>280</text:p>
              </table:table-cell>
              <table:table-cell office:value-type="float" office:value="0.5">
                <text:p>0.5</text:p>
              </table:table-cell>
              <table:table-cell office:value-type="float" office:value="0.548">
                <text:p>0.5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0">
                <text:p>290</text:p>
              </table:table-cell>
              <table:table-cell office:value-type="float" office:value="0.5">
                <text:p>0.5</text:p>
              </table:table-cell>
              <table:table-cell office:value-type="float" office:value="0.5665">
                <text:p>0.56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  <table:table-cell office:value-type="float" office:value="0.585">
                <text:p>0.5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0">
                <text:p>310</text:p>
              </table:table-cell>
              <table:table-cell office:value-type="float" office:value="0.5">
                <text:p>0.5</text:p>
              </table:table-cell>
              <table:table-cell office:value-type="float" office:value="0.6035">
                <text:p>0.60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0">
                <text:p>320</text:p>
              </table:table-cell>
              <table:table-cell office:value-type="float" office:value="0.5">
                <text:p>0.5</text:p>
              </table:table-cell>
              <table:table-cell office:value-type="float" office:value="0.622">
                <text:p>0.6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0">
                <text:p>330</text:p>
              </table:table-cell>
              <table:table-cell office:value-type="float" office:value="0.5">
                <text:p>0.5</text:p>
              </table:table-cell>
              <table:table-cell office:value-type="float" office:value="0.6405">
                <text:p>0.640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